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64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197.46pt"/>
    </style:style>
    <style:style style:name="co4" style:family="table-column">
      <style:table-column-properties fo:break-before="auto" style:column-width="89.4pt"/>
    </style:style>
    <style:style style:name="co5" style:family="table-column">
      <style:table-column-properties fo:break-before="auto" style:column-width="157.89pt"/>
    </style:style>
    <style:style style:name="co6" style:family="table-column">
      <style:table-column-properties fo:break-before="auto" style:column-width="116.96pt"/>
    </style:style>
    <style:style style:name="co7" style:family="table-column">
      <style:table-column-properties fo:break-before="auto" style:column-width="152.25pt"/>
    </style:style>
    <style:style style:name="co8" style:family="table-column">
      <style:table-column-properties fo:break-before="auto" style:column-width="238.59pt"/>
    </style:style>
    <style:style style:name="co9" style:family="table-column">
      <style:table-column-properties fo:break-before="auto" style:column-width="20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3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106.5pt"/>
    </style:style>
    <style:style style:name="co15" style:family="table-column">
      <style:table-column-properties fo:break-before="auto" style:column-width="96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138.95pt"/>
    </style:style>
    <style:style style:name="co20" style:family="table-column">
      <style:table-column-properties fo:break-before="auto" style:column-width="109.25pt"/>
    </style:style>
    <style:style style:name="co21" style:family="table-column">
      <style:table-column-properties fo:break-before="auto" style:column-width="122.09pt"/>
    </style:style>
    <style:style style:name="co22" style:family="table-column">
      <style:table-column-properties fo:break-before="auto" style:column-width="117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b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fo:background-color="#ffdbb6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dbb6"/>
    </style:style>
    <style:style style:name="ce37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</style:style>
    <style:style style:name="ce4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pt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4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vertical-align="middle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-sorted-by-valu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min\OneDrive\TTI_Files\ST_Node\Hardware\ST-Node-V0.1\ST-Node-V0.1.s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:</text:p>
          </table:table-cell>
          <table:table-cell table:style-name="ce8" office:value-type="string" calcext:value-type="string">
            <text:p>6/15/2020 1:16:30 P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6)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table:style-name="ce3" table:formula="of:=SUM([.B9:.B75])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ce3" table:formula="of:=COUNT([.B9:.B75])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Alt. MPN / Notes</text:p>
          </table:table-cell>
          <table:table-cell table:style-name="ce15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AE1</text:p>
          </table:table-cell>
          <table:table-cell table:style-name="ce18" office:value-type="string" calcext:value-type="string">
            <text:p>Chip antenna</text:p>
          </table:table-cell>
          <table:table-cell table:style-name="ce5" office:value-type="string" calcext:value-type="string">
            <text:p>M620720</text:p>
          </table:table-cell>
          <table:table-cell table:style-name="ce3" office:value-type="string" calcext:value-type="string">
            <text:p>~</text:p>
          </table:table-cell>
          <table:table-cell table:style-name="ce18" office:value-type="string" calcext:value-type="string">
            <text:p>RF ANT 868MHZ/915MHZ CHIP SLD</text:p>
          </table:table-cell>
          <table:table-cell table:style-name="ce5" office:value-type="string" calcext:value-type="string">
            <text:p>Chip antenna</text:p>
          </table:table-cell>
          <table:table-cell table:style-name="ce28" office:value-type="string" calcext:value-type="string">
            <text:p><text:a xlink:href="https://www.digikey.nl/product-detail/en/ethertronics-avx/M620720/939-1066-1-ND/6072494" xlink:type="simple">https://www.digikey.nl/product-detail/en/ethertronics-avx/M620720/939-1066-1-ND/6072494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BH1, BH2, BH3, BH4</text:p>
          </table:table-cell>
          <table:table-cell office:value-type="string" calcext:value-type="string">
            <text:p>Battery_Cell</text:p>
          </table:table-cell>
          <table:table-cell table:style-name="ce3" office:value-type="string" calcext:value-type="string">
            <text:p>BK-9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BATTERY CONTACT CLIP AA PC PIN</text:p>
          </table:table-cell>
          <table:table-cell table:style-name="ce3" office:value-type="string" calcext:value-type="string">
            <text:p>BAT_BK-92</text:p>
          </table:table-cell>
          <table:table-cell office:value-type="string" calcext:value-type="string">
            <text:p><text:a xlink:href="https://www.digikey.nl/products/en?keywords=BK-92" xlink:type="simple">https://www.digikey.nl/products/en?keywords=BK-9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1, C2, C14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C1608X5R0J106K080AB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UF 6.3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0J106K080AB/445-7492-1-ND/2733564" xlink:type="simple">https://www.digikey.nl/product-detail/en/tdk-corporation/C1608X5R0J106K080AB/445-7492-1-ND/2733564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, C7, C12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CL05A105KQ5NNN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UF 6.3V X5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samsung-electro-mechanics/CL05A105KQ5NNNC/1276-1010-1-ND/3889096" xlink:type="simple">https://www.digikey.nl/product-detail/en/samsung-electro-mechanics/CL05A105KQ5NNNC/1276-1010-1-ND/388909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4, C8, C13, C20, C59, C60, C63, C64</text:p>
          </table:table-cell>
          <table:table-cell table:style-name="ce16" office:value-type="string" calcext:value-type="string">
            <text:p>DNM</text:p>
          </table:table-cell>
          <table:table-cell table:number-columns-repeated="2" table:style-name="ce2" office:value-type="string" calcext:value-type="string">
            <text:p>~</text:p>
          </table:table-cell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5, C21, C24, C41</text:p>
          </table:table-cell>
          <table:table-cell office:value-type="string" calcext:value-type="string">
            <text:p>4.7uF</text:p>
          </table:table-cell>
          <table:table-cell table:style-name="ce3" office:value-type="string" calcext:value-type="string">
            <text:p>C1608X5R1C475K080A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4.7UF 16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1C475K080AC/445-7478-1-ND/2733550" xlink:type="simple">https://www.digikey.nl/product-detail/en/tdk-corporation/C1608X5R1C475K080AC/445-7478-1-ND/2733550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1">C6, C9, C15, C16, C17, C18, C19, C22, C23, C25, C26, C27, C37, </text:span>C42, C43, C61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1U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7BB104&amp;k=&amp;pkeyword=CC0402KRX7R7BB104&amp;sv=0&amp;pv7=2&amp;sf=0&amp;quantity=&amp;ColumnSort=0&amp;page=1&amp;stock=1&amp;pageSize=25" xlink:type="simple">https://www.digikey.nl/products/en/capacitors/ceramic-capacitors/60?k=CC0402KRX7R7BB104&amp;k=&amp;pkeyword=CC0402KRX7R7BB104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1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603_1608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JMK107BBJ226MA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2UF 6.3V X5R 0603</text:p>
          </table:table-cell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aiyo-yuden/JMK107BBJ226MA-T/587-5444-1-ND/7067120" xlink:type="simple">https://www.digikey.nl/product-detail/en/taiyo-yuden/JMK107BBJ226MA-T/587-5444-1-ND/7067120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28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CC0402KRX7R7BB10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0P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3/311-1042-1-ND/302959" xlink:type="simple">https://www.digikey.nl/product-detail/en/yageo/CC0402KRX7R7BB103/311-1042-1-ND/30295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29, C54, C55, C56</text:p>
          </table:table-cell>
          <table:table-cell office:value-type="string" calcext:value-type="string">
            <text:p>1nF</text:p>
          </table:table-cell>
          <table:table-cell table:style-name="ce3" office:value-type="string" calcext:value-type="string">
            <text:p>CC0402KRX7R7BB10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PF 16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2/311-1352-1-ND/2103136" xlink:type="simple">https://www.digikey.nl/product-detail/en/yageo/CC0402KRX7R7BB102/311-1352-1-ND/210313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0, C32, C44</text:p>
          </table:table-cell>
          <table:table-cell office:value-type="string" calcext:value-type="string">
            <text:p>6.8pF</text:p>
          </table:table-cell>
          <table:table-cell table:style-name="ce3" office:value-type="string" calcext:value-type="string">
            <text:p>GRM1555C1H6R8BA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.8PF 50V C0G/NP0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RM1555C1H6R8BA01D/490-6252-1-ND/3845449" xlink:type="simple">https://www.digikey.nl/product-detail/en/murata-electronics/GRM1555C1H6R8BA01D/490-6252-1-ND/384544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1, C47, C52</text:p>
          </table:table-cell>
          <table:table-cell office:value-type="string" calcext:value-type="string">
            <text:p>2.7pF</text:p>
          </table:table-cell>
          <table:table-cell table:style-name="ce3" office:value-type="string" calcext:value-type="string">
            <text:p>CC0402BRNPO9BN2R7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7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7&amp;k=&amp;pkeyword=CC0402BRNPO9BN2R7&amp;sv=0&amp;pv7=2&amp;sf=0&amp;quantity=&amp;ColumnSort=0&amp;page=1&amp;stock=1&amp;pageSize=25" xlink:type="simple">https://www.digikey.nl/products/en/capacitors/ceramic-capacitors/60?k=CC0402BRNPO9BN2R7&amp;k=&amp;pkeyword=CC0402BRNPO9BN2R7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C33, C68</text:p>
          </table:table-cell>
          <table:table-cell office:value-type="string" calcext:value-type="string">
            <text:p>3.6pF</text:p>
          </table:table-cell>
          <table:table-cell table:style-name="ce3" office:value-type="string" calcext:value-type="string">
            <text:p>CC0402BRNPO9BN3R6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6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6&amp;k=&amp;pkeyword=CC0402BRNPO9BN3R6&amp;sv=0&amp;pv7=2&amp;sf=0&amp;quantity=&amp;ColumnSort=0&amp;page=1&amp;pageSize=25" xlink:type="simple">https://www.digikey.nl/products/en/capacitors/ceramic-capacitors/60?k=CC0402BRNPO9BN3R6&amp;k=&amp;pkeyword=CC0402BRNPO9BN3R6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4</text:p>
          </table:table-cell>
          <table:table-cell office:value-type="string" calcext:value-type="string">
            <text:p>47nF</text:p>
          </table:table-cell>
          <table:table-cell table:style-name="ce3" office:value-type="string" calcext:value-type="string">
            <text:p>CC0402KRX7R8BB47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047UF 25V X7R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8BB473&amp;k=&amp;pkeyword=CC0402KRX7R8BB473&amp;sv=0&amp;pv7=2&amp;sf=0&amp;quantity=&amp;ColumnSort=0&amp;page=1&amp;pageSize=25" xlink:type="simple">https://www.digikey.nl/products/en/capacitors/ceramic-capacitors/60?k=CC0402KRX7R8BB473&amp;k=&amp;pkeyword=CC0402KRX7R8BB473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35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BRNPO9BN1R0</text:p>
          </table:table-cell>
          <table:table-cell table:style-name="ce16" office:value-type="string" calcext:value-type="string">
            <text:p>1PF 50V NPO 0402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6</text:p>
          </table:table-cell>
          <table:table-cell office:value-type="string" calcext:value-type="string">
            <text:p>68nF</text:p>
          </table:table-cell>
          <table:table-cell table:style-name="ce3" office:value-type="string" calcext:value-type="string">
            <text:p>CC0402JRNPO9BN68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8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JRNPO9BN680&amp;k=&amp;pkeyword=CC0402JRNPO9BN680&amp;sv=0&amp;pv7=2&amp;sf=0&amp;quantity=&amp;ColumnSort=0&amp;page=1&amp;pageSize=25" xlink:type="simple">https://www.digikey.nl/products/en/capacitors/ceramic-capacitors/60?k=CC0402JRNPO9BN680&amp;k=&amp;pkeyword=CC0402JRNPO9BN680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C38, C39, C50, C51, C57, C62, C65, C66</text:p>
          </table:table-cell>
          <table:table-cell office:value-type="string" calcext:value-type="string">
            <text:p>33pF</text:p>
          </table:table-cell>
          <table:table-cell table:style-name="ce3" office:value-type="string" calcext:value-type="string">
            <text:p>CC0402JRNPO9BN33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3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JRNPO9BN330/311-1020-1-ND/302937" xlink:type="simple">https://www.digikey.nl/product-detail/en/yageo/CC0402JRNPO9BN330/311-1020-1-ND/30293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58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JRNPO9BN330</text:p>
          </table:table-cell>
          <table:table-cell table:style-name="ce16" office:value-type="string" calcext:value-type="string">
            <text:p>33PF 50V C0G/NPO 0402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0</text:p>
          </table:table-cell>
          <table:table-cell office:value-type="string" calcext:value-type="string">
            <text:p>470nF</text:p>
          </table:table-cell>
          <table:table-cell table:style-name="ce3" office:value-type="string" calcext:value-type="string">
            <text:p>CC0603KRX5R7BB47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47UF 16V X5R 0603</text:p>
          </table:table-cell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s/en/capacitors/ceramic-capacitors/60?k=CC0603KRX5R7BB474&amp;k=&amp;pkeyword=CC0603KRX5R7BB474&amp;sv=0&amp;pv7=2&amp;sf=0&amp;quantity=&amp;ColumnSort=0&amp;page=1&amp;stock=1&amp;pageSize=25" xlink:type="simple">https://www.digikey.nl/products/en/capacitors/ceramic-capacitors/60?k=CC0603KRX5R7BB474&amp;k=&amp;pkeyword=CC0603KRX5R7BB474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5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CC0402BRNPO9BN5R6</text:p>
          </table:table-cell>
          <table:table-cell table:style-name="ce3" office:value-type="string" calcext:value-type="string">
            <text:p>500R07S5R6BV4T</text:p>
          </table:table-cell>
          <table:table-cell office:value-type="string" calcext:value-type="string">
            <text:p>5.6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5R6/311-1625-1-ND/5195527" xlink:type="simple">https://www.digikey.nl/product-detail/en/yageo/CC0402BRNPO9BN5R6/311-1625-1-ND/519552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6</text:p>
          </table:table-cell>
          <table:table-cell office:value-type="string" calcext:value-type="string">
            <text:p>2.4pF</text:p>
          </table:table-cell>
          <table:table-cell table:style-name="ce3" office:value-type="string" calcext:value-type="string">
            <text:p>CC0402BRNPO9BN2R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4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4&amp;k=&amp;pkeyword=CC0402BRNPO9BN2R4&amp;sv=0&amp;pv7=2&amp;sf=0&amp;quantity=&amp;ColumnSort=0&amp;page=1&amp;pageSize=25" xlink:type="simple">https://www.digikey.nl/products/en/capacitors/ceramic-capacitors/60?k=CC0402BRNPO9BN2R4&amp;k=&amp;pkeyword=CC0402BRNPO9BN2R4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8</text:p>
          </table:table-cell>
          <table:table-cell office:value-type="string" calcext:value-type="string">
            <text:p>3.9pF</text:p>
          </table:table-cell>
          <table:table-cell table:style-name="ce3" office:value-type="string" calcext:value-type="string">
            <text:p>CC0402BRNPO9BN3R9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9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9&amp;k=&amp;pkeyword=CC0402BRNPO9BN3R9&amp;sv=0&amp;pv7=2&amp;sf=0&amp;quantity=&amp;ColumnSort=0&amp;page=1&amp;stock=1&amp;pageSize=25" xlink:type="simple">https://www.digikey.nl/products/en/capacitors/ceramic-capacitors/60?k=CC0402BRNPO9BN3R9&amp;k=&amp;pkeyword=CC0402BRNPO9BN3R9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9</text:p>
          </table:table-cell>
          <table:table-cell office:value-type="string" calcext:value-type="string">
            <text:p>3.3pF</text:p>
          </table:table-cell>
          <table:table-cell table:style-name="ce3" office:value-type="string" calcext:value-type="string">
            <text:p>CC0402BRNPO9BN3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3PF 50V C0G/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3R3/311-1621-1-ND/5195523" xlink:type="simple">https://www.digikey.nl/product-detail/en/yageo/CC0402BRNPO9BN3R3/311-1621-1-ND/519552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53</text:p>
          </table:table-cell>
          <table:table-cell office:value-type="string" calcext:value-type="string">
            <text:p>1.3pF</text:p>
          </table:table-cell>
          <table:table-cell table:style-name="ce3" office:value-type="string" calcext:value-type="string">
            <text:p>CC0402BRNPO9BN1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.3PF 50V NPO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1R3/311-3322-1-ND/6818292" xlink:type="simple">https://www.digikey.nl/product-detail/en/yageo/CC0402BRNPO9BN1R3/311-3322-1-ND/681829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67</text:p>
          </table:table-cell>
          <table:table-cell office:value-type="string" calcext:value-type="string">
            <text:p>5.0pF</text:p>
          </table:table-cell>
          <table:table-cell table:style-name="ce3" office:value-type="string" calcext:value-type="string">
            <text:p>GJM1555C1H5R0WB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5PF 50V C0G/NP0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JM1555C1H5R0WB01D/490-11221-1-ND/5333061" xlink:type="simple">https://www.digikey.nl/product-detail/en/murata-electronics/GJM1555C1H5R0WB01D/490-11221-1-ND/5333061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table:style-name="ce3" office:value-type="string" calcext:value-type="string">
            <text:p>1N4148WS-7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Diode 75V 150MA SOD323</text:p>
          </table:table-cell>
          <table:table-cell table:style-name="ce3" office:value-type="string" calcext:value-type="string">
            <text:p>SOD-323</text:p>
          </table:table-cell>
          <table:table-cell office:value-type="string" calcext:value-type="string">
            <text:p><text:a xlink:href="https://www.digikey.nl/products/en/discrete-semiconductor-products/diodes-rectifiers-single/280?k=1N4148WS-7-F&amp;k=&amp;pkeyword=1N4148WS-7-F&amp;sv=0&amp;pv7=2&amp;sf=0&amp;quantity=&amp;ColumnSort=0&amp;page=1&amp;stock=1&amp;pageSize=25" xlink:type="simple">https://www.digikey.nl/products/en/discrete-semiconductor-products/diodes-rectifiers-single/280?k=1N4148WS-7-F&amp;k=&amp;pkeyword=1N4148WS-7-F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office:value-type="string" calcext:value-type="string">
            <text:p>EAST1616RGBB2</text:p>
          </table:table-cell>
          <table:table-cell table:style-name="ce3" office:value-type="string" calcext:value-type="string">
            <text:p>EAST1616RGBB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ED RGB DIFFUSED 4SMD</text:p>
          </table:table-cell>
          <table:table-cell table:style-name="ce5" office:value-type="string" calcext:value-type="string">
            <text:p>LED_RGB_0606</text:p>
          </table:table-cell>
          <table:table-cell office:value-type="string" calcext:value-type="string">
            <text:p><text:a xlink:href="https://www.digikey.nl/products/en/optoelectronics/led-indication-discrete/105?k=EAST1616RGBB2&amp;k=&amp;pkeyword=EAST1616RGBB2&amp;sv=0&amp;pv7=2&amp;sf=0&amp;quantity=&amp;ColumnSort=0&amp;page=1&amp;stock=1&amp;pageSize=25" xlink:type="simple">https://www.digikey.nl/products/en/optoelectronics/led-indication-discrete/105?k=EAST1616RGBB2&amp;k=&amp;pkeyword=EAST1616RGBB2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D3, D4</text:p>
          </table:table-cell>
          <table:table-cell office:value-type="string" calcext:value-type="string">
            <text:p>ESDALC6V1-1U2</text:p>
          </table:table-cell>
          <table:table-cell table:style-name="ce3" office:value-type="string" calcext:value-type="string">
            <text:p>ESDALC6V1-1U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VS DIODE 3V ST0201</text:p>
          </table:table-cell>
          <table:table-cell table:style-name="ce3" office:value-type="string" calcext:value-type="string">
            <text:p>0201_0603Metric</text:p>
          </table:table-cell>
          <table:table-cell office:value-type="string" calcext:value-type="string">
            <text:p><text:a xlink:href="https://www.digikey.nl/product-detail/en/stmicroelectronics/ESDALC6V1-1U2/497-8752-1-ND/2043648" xlink:type="simple">https://www.digikey.nl/product-detail/en/stmicroelectronics/ESDALC6V1-1U2/497-8752-1-ND/2043648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1</text:p>
          </table:table-cell>
          <table:table-cell office:value-type="string" calcext:value-type="string">
            <text:p>PTC 6V 750MA</text:p>
          </table:table-cell>
          <table:table-cell table:style-name="ce3" office:value-type="string" calcext:value-type="string">
            <text:p>0ZCK0075FF2E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PTC RESET FUSE 6V 750MA 0805</text:p>
          </table:table-cell>
          <table:table-cell table:style-name="ce3" office:value-type="string" calcext:value-type="string">
            <text:p>0805_2012Metric_Castellated</text:p>
          </table:table-cell>
          <table:table-cell office:value-type="string" calcext:value-type="string">
            <text:p><text:a xlink:href="https://www.digikey.nl/product-detail/en/bel-fuse-inc/0ZCK0075FF2E/507-1814-1-ND/4156314" xlink:type="simple">https://www.digikey.nl/product-detail/en/bel-fuse-inc/0ZCK0075FF2E/507-1814-1-ND/4156314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table:style-name="ce3" office:value-type="string" calcext:value-type="string">
            <text:p>BLM18AG601SN1D</text:p>
          </table:table-cell>
          <table:table-cell table:style-name="ce3" office:value-type="string" calcext:value-type="string">
            <text:p>FCM1608KF-601T04</text:p>
          </table:table-cell>
          <table:table-cell office:value-type="string" calcext:value-type="string">
            <text:p>FERRITE BEAD 600 OHM</text:p>
          </table:table-cell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murata-electronics/BLM18AG601SN1D/490-1014-1-ND/584462" xlink:type="simple">https://www.digikey.nl/product-detail/en/murata-electronics/BLM18AG601SN1D/490-1014-1-ND/58446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office:value-type="string" calcext:value-type="string">
            <text:p>Debug</text:p>
          </table:table-cell>
          <table:table-cell table:style-name="ce3" office:value-type="string" calcext:value-type="string">
            <text:p>FTSH-107-01-F-DV-K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CONN HEADER SMD 14POS 1.27MM</text:p>
          </table:table-cell>
          <table:table-cell table:style-name="ce3" office:value-type="string" calcext:value-type="string">
            <text:p>PinHeader_2x07_P1.27mm_Vertical_SMD</text:p>
          </table:table-cell>
          <table:table-cell office:value-type="string" calcext:value-type="string">
            <text:p><text:a xlink:href="https://www.digikey.nl/product-detail/en/samtec-inc/FTSH-107-01-F-DV-K/612-FTSH-107-01-F-DV-K-ND/2650001" xlink:type="simple">https://www.digikey.nl/product-detail/en/samtec-inc/FTSH-107-01-F-DV-K/612-FTSH-107-01-F-DV-K-ND/2650001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office:value-type="string" calcext:value-type="string">
            <text:p>U.FL-R-SMT-1</text:p>
          </table:table-cell>
          <table:table-cell table:style-name="ce3" office:value-type="string" calcext:value-type="string">
            <text:p>U.FL-R-SMT-1(10)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U.FL RCPT STR 50 OHM SMD</text:p>
          </table:table-cell>
          <table:table-cell table:style-name="ce3" office:value-type="string" calcext:value-type="string">
            <text:p>U.FL_Hirose_U.FL-R-SMT-1_Vertical</text:p>
          </table:table-cell>
          <table:table-cell office:value-type="string" calcext:value-type="string">
            <text:p><text:a xlink:href="https://www.digikey.nl/product-detail/en/hirose-electric-co-ltd/U-FL-R-SMT-1-10/H11891CT-ND/2504612" xlink:type="simple">https://www.digikey.nl/product-detail/en/hirose-electric-co-ltd/U-FL-R-SMT-1-10/H11891CT-ND/250461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2.2 uH</text:p>
          </table:table-cell>
          <table:table-cell table:style-name="ce3" office:value-type="string" calcext:value-type="string">
            <text:p>CVH252009-2R2M</text:p>
          </table:table-cell>
          <table:table-cell table:style-name="ce3" office:value-type="string" calcext:value-type="string">
            <text:p>MLP2520H2R2ST0S2</text:p>
          </table:table-cell>
          <table:table-cell office:value-type="string" calcext:value-type="string">
            <text:p>FIXED IND 2.2UH 1.3A 80 MOHM SMD</text:p>
          </table:table-cell>
          <table:table-cell table:style-name="ce3" office:value-type="string" calcext:value-type="string">
            <text:p>1008_2520Metric</text:p>
          </table:table-cell>
          <table:table-cell office:value-type="string" calcext:value-type="string">
            <text:p><text:a xlink:href="https://www.digikey.nl/product-detail/en/bourns-inc/CVH252009-2R2M/CVH252009-2R2MCT-ND/3440085" xlink:type="simple">https://www.digikey.nl/product-detail/en/bourns-inc/CVH252009-2R2M/CVH252009-2R2MCT-ND/344008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2</text:p>
          </table:table-cell>
          <table:table-cell office:value-type="string" calcext:value-type="string">
            <text:p>1400R @1GHz</text:p>
          </table:table-cell>
          <table:table-cell table:style-name="ce3" office:value-type="string" calcext:value-type="string">
            <text:p>BLM15HG102SN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ERRITE BEAD 1 KOHM 0402 1LN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filters/ferrite-beads-and-chips/841?k=BLM15HG102SN1%23&amp;k=&amp;pkeyword=BLM15HG102SN1%23&amp;sv=0&amp;pv7=2&amp;sf=0&amp;quantity=&amp;ColumnSort=0&amp;page=1&amp;stock=1&amp;pageSize=25" xlink:type="simple">https://www.digikey.nl/products/en/filters/ferrite-beads-and-chips/841?k=BLM15HG102SN1%23&amp;k=&amp;pkeyword=BLM15HG102SN1%2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table:style-name="ce3" office:value-type="string" calcext:value-type="string">
            <text:p>LQW15AN3N6C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6NH 900MA 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6C10&amp;k=&amp;pkeyword=LQW15AN3N6C10&amp;sv=0&amp;pv7=2&amp;sf=0&amp;quantity=&amp;ColumnSort=0&amp;page=1&amp;stock=1&amp;pageSize=25" xlink:type="simple">https://www.digikey.nl/products/en/inductors-coils-chokes/fixed-inductors/71?k=LQW15AN3N6C10&amp;k=&amp;pkeyword=LQW15AN3N6C1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L4, L9, L10</text:p>
          </table:table-cell>
          <table:table-cell office:value-type="string" calcext:value-type="string">
            <text:p>3.3nH</text:p>
          </table:table-cell>
          <table:table-cell table:style-name="ce3" office:value-type="string" calcext:value-type="string">
            <text:p>LQW15AN3N3D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3NH 900MA 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3D10&amp;k=&amp;pkeyword=LQW15AN3N3D10&amp;sv=0&amp;pv7=2&amp;sf=0&amp;quantity=&amp;ColumnSort=0&amp;page=1&amp;stock=1&amp;pageSize=25" xlink:type="simple">https://www.digikey.nl/products/en/inductors-coils-chokes/fixed-inductors/71?k=LQW15AN3N3D10&amp;k=&amp;pkeyword=LQW15AN3N3D1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table:style-name="ce3" office:value-type="string" calcext:value-type="string">
            <text:p>LQW15AN11NG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1NH 500MA 1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11NG00&amp;k=&amp;pkeyword=LQW15AN11NG00&amp;sv=0&amp;pv7=2&amp;sf=0&amp;quantity=&amp;ColumnSort=0&amp;page=1&amp;stock=1&amp;pageSize=25" xlink:type="simple">https://www.digikey.nl/products/en/inductors-coils-chokes/fixed-inductors/71?k=LQW15AN11NG00&amp;k=&amp;pkeyword=LQW15AN11NG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table:style-name="ce3" office:value-type="string" calcext:value-type="string">
            <text:p>LQW15AN47NJ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47NH 210MA 1.08 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47NJ00%23&amp;k=&amp;pkeyword=LQW15AN47NJ00%23&amp;sv=0&amp;pv7=2&amp;sf=0&amp;quantity=&amp;ColumnSort=0&amp;page=1&amp;stock=1&amp;pageSize=25" xlink:type="simple">https://www.digikey.nl/products/en/inductors-coils-chokes/fixed-inductors/71?k=LQW15AN47NJ00%23&amp;k=&amp;pkeyword=LQW15AN47NJ00%2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8</text:p>
          </table:table-cell>
          <table:table-cell office:value-type="string" calcext:value-type="string">
            <text:p>15uH</text:p>
          </table:table-cell>
          <table:table-cell table:style-name="ce3" office:value-type="string" calcext:value-type="string">
            <text:p>MLZ2012M150WT0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5UH 250MA 950 MOHM</text:p>
          </table:table-cell>
          <table:table-cell table:style-name="ce3" office:value-type="string" calcext:value-type="string">
            <text:p>0805_2012Metric</text:p>
          </table:table-cell>
          <table:table-cell office:value-type="string" calcext:value-type="string">
            <text:p><text:a xlink:href="https://www.digikey.nl/product-detail/en/tdk-corporation/MLZ2012M150WT000/445-6397-1-ND/2465723" xlink:type="simple">https://www.digikey.nl/product-detail/en/tdk-corporation/MLZ2012M150WT000/445-6397-1-ND/246572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table:style-name="ce3" office:value-type="string" calcext:value-type="string">
            <text:p>LQW15AN6N8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6.8NH 700MA 9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6N8H00&amp;k=&amp;pkeyword=LQW15AN6N8H00&amp;sv=0&amp;pv7=2&amp;sf=0&amp;quantity=&amp;ColumnSort=0&amp;page=1&amp;stock=1&amp;pageSize=25" xlink:type="simple">https://www.digikey.nl/products/en/inductors-coils-chokes/fixed-inductors/71?k=LQW15AN6N8H00&amp;k=&amp;pkeyword=LQW15AN6N8H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table:style-name="ce3" office:value-type="string" calcext:value-type="string">
            <text:p>LQW15AN8N7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8.7NH 540MA 140 MOHM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8N7H00&amp;k=&amp;pkeyword=LQW15AN8N7H00&amp;sv=0&amp;pv7=2&amp;sf=0&amp;quantity=&amp;ColumnSort=0&amp;page=1&amp;stock=1&amp;pageSize=25" xlink:type="simple">https://www.digikey.nl/products/en/inductors-coils-chokes/fixed-inductors/71?k=LQW15AN8N7H00&amp;k=&amp;pkeyword=LQW15AN8N7H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N1</text:p>
          </table:table-cell>
          <table:table-cell office:value-type="string" calcext:value-type="string">
            <text:p>NewAge_3inch_round</text:p>
          </table:table-cell>
          <table:table-cell table:style-name="ce3" office:value-type="string" calcext:value-type="string">
            <text:p>S6L-30301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Enclosure IP67</text:p>
          </table:table-cell>
          <table:table-cell table:style-name="ce3" office:value-type="string" calcext:value-type="string">
            <text:p>NewAge_3inch_round</text:p>
          </table:table-cell>
          <table:table-cell office:value-type="string" calcext:value-type="string">
            <text:p><text:a xlink:href="https://www.mouser.de/ProductDetail/New-Age-Enclosures/S6L-303013?qs=qSfuJ%252Bfl%2Fd62cwTiXxnk%252BQ%3D%3D" xlink:type="simple">https://www.mouser.de/ProductDetail/New-Age-Enclosures/S6L-303013?qs=qSfuJ%252Bfl%2Fd62cwTiXxnk%252BQ%3D%3D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PZ1</text:p>
          </table:table-cell>
          <table:table-cell table:style-name="ce18" office:value-type="string" calcext:value-type="string">
            <text:p>AST0927 2.73kHz 85dB</text:p>
          </table:table-cell>
          <table:table-cell table:style-name="ce5" office:value-type="string" calcext:value-type="string">
            <text:p>AST0927MW-3.6TRQ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Buzzer 2-5VAC,85DB,2730Hz</text:p>
          </table:table-cell>
          <table:table-cell table:style-name="ce5" office:value-type="string" calcext:value-type="string">
            <text:p>Buzzer_AST0927MW-3.6TRQ</text:p>
          </table:table-cell>
          <table:table-cell table:style-name="ce18" office:value-type="string" calcext:value-type="string">
            <text:p><text:a xlink:href="https://www.digikey.nl/product-detail/en/mallory-sonalert-products-inc/AST0927MW-3-6TRQ/458-AST0927MW-3-6TRQCT-ND/11569163" xlink:type="simple">https://www.digikey.nl/product-detail/en/mallory-sonalert-products-inc/AST0927MW-3-6TRQ/458-AST0927MW-3-6TRQCT-ND/11569163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office:value-type="string" calcext:value-type="string">
            <text:p>SI2323DS</text:p>
          </table:table-cell>
          <table:table-cell table:style-name="ce3" office:value-type="string" calcext:value-type="string">
            <text:p>SI2323DS-T1-E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MOSFET P-CH 20V 3.7A SOT23-3</text:p>
          </table:table-cell>
          <table:table-cell table:style-name="ce3" office:value-type="string" calcext:value-type="string">
            <text:p>SOT-23</text:p>
          </table:table-cell>
          <table:table-cell office:value-type="string" calcext:value-type="string">
            <text:p><text:a xlink:href="https://www.digikey.nl/products/en/discrete-semiconductor-products/transistors-fets-mosfets-single/278?k=SI2323DS-T1-E3&amp;k=&amp;pkeyword=SI2323DS-T1-E3&amp;sv=0&amp;pv7=2&amp;sf=0&amp;quantity=&amp;ColumnSort=0&amp;page=1&amp;stock=1&amp;pageSize=25" xlink:type="simple">https://www.digikey.nl/products/en/discrete-semiconductor-products/transistors-fets-mosfets-single/278?k=SI2323DS-T1-E3&amp;k=&amp;pkeyword=SI2323DS-T1-E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2</text:p>
          </table:table-cell>
          <table:table-cell office:value-type="string" calcext:value-type="string">
            <text:p>2SC4213</text:p>
          </table:table-cell>
          <table:table-cell table:style-name="ce3" office:value-type="string" calcext:value-type="string">
            <text:p>2SC4213BTE85L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RANS NPN 20V 0.3A USM</text:p>
          </table:table-cell>
          <table:table-cell table:style-name="ce3" office:value-type="string" calcext:value-type="string">
            <text:p>SOT-323_SC-70</text:p>
          </table:table-cell>
          <table:table-cell office:value-type="string" calcext:value-type="string">
            <text:p><text:a xlink:href="https://www.digikey.nl/products/en/discrete-semiconductor-products/transistors-bipolar-bjt-single/276?k=2SC4213&amp;k=&amp;pkeyword=2SC4213&amp;sv=0&amp;pv7=2&amp;sf=0&amp;quantity=&amp;ColumnSort=0&amp;page=1&amp;stock=1&amp;pageSize=25" xlink:type="simple">https://www.digikey.nl/products/en/discrete-semiconductor-products/transistors-bipolar-bjt-single/276?k=2SC4213&amp;k=&amp;pkeyword=2SC421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, R2, R4, R7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RC0402FR-07100K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00KL/311-100KLRCT-ND/729473" xlink:type="simple">https://www.digikey.nl/product-detail/en/yageo/RC0402FR-07100KL/311-100KLRCT-ND/72947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3, R5, R8, R16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RC0402FR-071KP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KP/YAG1254CT-ND/4935369" xlink:type="simple">https://www.digikey.nl/product-detail/en/yageo/RC0402FR-071KP/YAG1254CT-ND/493536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R9, R10, R2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2, R13, R14, R15</text:p>
          </table:table-cell>
          <table:table-cell office:value-type="string" calcext:value-type="string">
            <text:p>4K7</text:p>
          </table:table-cell>
          <table:table-cell table:style-name="ce3" office:value-type="string" calcext:value-type="string">
            <text:p>AC0402FR-074K7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4.7K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4K7L/YAG3497CT-ND/6006346" xlink:type="simple">https://www.digikey.nl/product-detail/en/yageo/AC0402FR-074K7L/YAG3497CT-ND/600634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table:style-name="ce3" office:value-type="string" calcext:value-type="string">
            <text:p>AC0402FR-0733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33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330RL/YAG3476CT-ND/6006325" xlink:type="simple">https://www.digikey.nl/product-detail/en/yageo/AC0402FR-07330RL/YAG3476CT-ND/60063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R11</text:span>, R22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AC0402JR-0710KL</text:p>
          </table:table-cell>
          <table:table-cell table:style-name="ce3" office:value-type="string" calcext:value-type="string">
            <text:p>RC0402FR-0710KL</text:p>
          </table:table-cell>
          <table:table-cell office:value-type="string" calcext:value-type="string">
            <text:p>RES SMD 10K OHM 5% 1/16W 0402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<text:a xlink:href="https://www.digikey.nl/product-detail/en/yageo/AC0402JR-0710KL/YAG3517CT-ND/6006366" xlink:type="simple">https://www.digikey.nl/product-detail/en/yageo/AC0402JR-0710KL/YAG3517CT-ND/600636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table:style-name="ce3" office:value-type="string" calcext:value-type="string">
            <text:p>RC0402FR-0722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22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220RL&amp;k=&amp;pkeyword=RC0402FR-07220RL&amp;sv=0&amp;pv7=2&amp;sf=0&amp;quantity=&amp;ColumnSort=0&amp;page=1&amp;stock=1&amp;pageSize=25" xlink:type="simple">https://www.digikey.nl/products/en/resistors/chip-resistor-surface-mount/52?k=RC0402FR-07220RL&amp;k=&amp;pkeyword=RC0402FR-07220RL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R19, </text:span>R23, R24, R25</text:p>
          </table:table-cell>
          <table:table-cell office:value-type="string" calcext:value-type="string">
            <text:p>100R</text:p>
          </table:table-cell>
          <table:table-cell table:style-name="ce3" office:value-type="string" calcext:value-type="string">
            <text:p>RC0402FR-0710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 OHM 1%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100RL&amp;k=&amp;pkeyword=RC0402FR-07100RL&amp;sv=0&amp;pv7=2&amp;sf=0&amp;quantity=&amp;ColumnSort=0&amp;page=1&amp;stock=1&amp;pageSize=25" xlink:type="simple">https://www.digikey.nl/products/en/resistors/chip-resistor-surface-mount/52?k=RC0402FR-07100RL&amp;k=&amp;pkeyword=RC0402FR-07100RL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R6, </text:span>R26, R18</text:p>
          </table:table-cell>
          <table:table-cell office:value-type="string" calcext:value-type="string">
            <text:p>0R</text:p>
          </table:table-cell>
          <table:table-cell table:style-name="ce3" office:value-type="string" calcext:value-type="string">
            <text:p>RC0402FR-070RL</text:p>
          </table:table-cell>
          <table:table-cell table:style-name="ce3" office:value-type="string" calcext:value-type="string">
            <text:p>RC0402JR-070RL</text:p>
          </table:table-cell>
          <table:table-cell office:value-type="string" calcext:value-type="string">
            <text:p>RES SMD 0 OHM JUMPER 1/16W 0402</text:p>
          </table:table-cell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0RL/311-0-0LRCT-ND/2827888" xlink:type="simple">https://www.digikey.nl/product-detail/en/yageo/RC0402FR-070RL/311-0-0LRCT-ND/2827888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SW1, SW2</text:p>
          </table:table-cell>
          <table:table-cell table:style-name="ce18" office:value-type="string" calcext:value-type="string">
            <text:p>Push, Reset</text:p>
          </table:table-cell>
          <table:table-cell table:style-name="ce5" office:value-type="string" calcext:value-type="string">
            <text:p>EVQ-P2R02W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TACTILE SPST-NO 0.02A 15V 160gf</text:p>
          </table:table-cell>
          <table:table-cell table:style-name="ce5" office:value-type="string" calcext:value-type="string">
            <text:p>EVQ-P2R02W</text:p>
          </table:table-cell>
          <table:table-cell table:style-name="ce18" office:value-type="string" calcext:value-type="string">
            <text:p><text:a xlink:href="https://www.digikey.nl/product-detail/en/panasonic-electronic-components/EVQ-P2R02W/P12293SCT-ND/593593" xlink:type="simple">https://www.digikey.nl/product-detail/en/panasonic-electronic-components/EVQ-P2R02W/P12293SCT-ND/593593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U1, U3, U4</text:p>
          </table:table-cell>
          <table:table-cell office:value-type="string" calcext:value-type="string">
            <text:p>TPS22917DBV</text:p>
          </table:table-cell>
          <table:table-cell table:style-name="ce3" office:value-type="string" calcext:value-type="string">
            <text:p>TPS22917DBVR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OAD SWITCH P-CHAN 1:1 SOT23-6</text:p>
          </table:table-cell>
          <table:table-cell table:style-name="ce3" office:value-type="string" calcext:value-type="string">
            <text:p>SOT-23-6</text:p>
          </table:table-cell>
          <table:table-cell office:value-type="string" calcext:value-type="string">
            <text:p><text:a xlink:href="https://www.digikey.nl/product-detail/en/texas-instruments/TPS22917DBVR/296-50498-1-ND/9685637" xlink:type="simple">https://www.digikey.nl/product-detail/en/texas-instruments/TPS22917DBVR/296-50498-1-ND/968563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office:value-type="string" calcext:value-type="string">
            <text:p>RP605Z283B</text:p>
          </table:table-cell>
          <table:table-cell table:style-name="ce3" office:value-type="string" calcext:value-type="string">
            <text:p>RP605Z283B-E2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00MA ULTRA-LOW POWER BUCK BOOST</text:p>
          </table:table-cell>
          <table:table-cell table:style-name="ce3" office:value-type="string" calcext:value-type="string">
            <text:p>WLCSP-20-P3_1.994x1.609mm_Layout5x4_P0.4mm</text:p>
          </table:table-cell>
          <table:table-cell office:value-type="string" calcext:value-type="string">
            <text:p><text:a xlink:href="https://www.digikey.nl/product-detail/en/ricoh-electronic-devices-co-ltd/RP605Z283B-E2-F/2129-RP605Z283B-E2-FCT-ND/12148776" xlink:type="simple">https://www.digikey.nl/product-detail/en/ricoh-electronic-devices-co-ltd/RP605Z283B-E2-F/2129-RP605Z283B-E2-FCT-ND/1214877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18" office:value-type="string" calcext:value-type="string">
            <text:p>MX25R1635</text:p>
          </table:table-cell>
          <table:table-cell table:style-name="ce5" office:value-type="string" calcext:value-type="string">
            <text:p>MX25R1635FZUIL0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FLASH 16M SPI 33MHZ 8USON</text:p>
          </table:table-cell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integrated-circuits-ics/memory/774?k=MX25R1635FZUIL0&amp;k=&amp;pkeyword=MX25R1635FZUIL0&amp;sv=0&amp;pv7=2&amp;sf=0&amp;quantity=&amp;ColumnSort=0&amp;page=1&amp;stock=1&amp;pageSize=25" xlink:type="simple">https://www.digikey.nl/products/en/integrated-circuits-ics/memory/774?k=MX25R1635FZUIL0&amp;k=&amp;pkeyword=MX25R1635FZUIL0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18" office:value-type="string" calcext:value-type="string">
            <text:p>LIS2DH12</text:p>
          </table:table-cell>
          <table:table-cell table:style-name="ce5" office:value-type="string" calcext:value-type="string">
            <text:p>LIS2DH12TR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ACCEL 2-16G I2C/SPI 12LGA</text:p>
          </table:table-cell>
          <table:table-cell table:style-name="ce5" office:value-type="string" calcext:value-type="string">
            <text:p>LGA-12_2x2mm_P0.5mm</text:p>
          </table:table-cell>
          <table:table-cell table:style-name="ce18" office:value-type="string" calcext:value-type="string">
            <text:p><text:a xlink:href="https://www.digikey.nl/products/en/sensors-transducers/motion-sensors-accelerometers/515?k=LIS2DH12TR&amp;k=&amp;pkeyword=LIS2DH12TR&amp;sv=0&amp;pv7=2&amp;sf=0&amp;quantity=&amp;ColumnSort=0&amp;page=1&amp;pageSize=25" xlink:type="simple">https://www.digikey.nl/products/en/sensors-transducers/motion-sensors-accelerometers/515?k=LIS2DH12TR&amp;k=&amp;pkeyword=LIS2DH12TR&amp;sv=0&amp;pv7=2&amp;sf=0&amp;quantity=&amp;ColumnSort=0&amp;page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7</text:p>
          </table:table-cell>
          <table:table-cell table:style-name="ce18" office:value-type="string" calcext:value-type="string">
            <text:p>SHTC3</text:p>
          </table:table-cell>
          <table:table-cell table:style-name="ce5" office:value-type="string" calcext:value-type="string">
            <text:p>SHTC3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NSOR HUMI/TEMP I2C 2% SMD</text:p>
          </table:table-cell>
          <table:table-cell table:style-name="ce5" office:value-type="string" calcext:value-type="string">
            <text:p>Sensirion_DFN-4-1EP_2x2mm_P1mm_EP0.7x1.6mm</text:p>
          </table:table-cell>
          <table:table-cell table:style-name="ce18" office:value-type="string" calcext:value-type="string">
            <text:p><text:a xlink:href="https://www.digikey.nl/product-detail/en/sensirion-ag/SHTC3/1649-1100-1-ND/8628149" xlink:type="simple">https://www.digikey.nl/product-detail/en/sensirion-ag/SHTC3/1649-1100-1-ND/8628149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8</text:p>
          </table:table-cell>
          <table:table-cell table:style-name="ce18" office:value-type="string" calcext:value-type="string">
            <text:p>ATECC608A-TNGLORAU</text:p>
          </table:table-cell>
          <table:table-cell table:style-name="ce5" office:value-type="string" calcext:value-type="string">
            <text:p>ATECC608A-TNGLORAU-B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CURE ELEMENT LORA</text:p>
          </table:table-cell>
          <table:table-cell table:style-name="ce5" office:value-type="string" calcext:value-type="string">
            <text:p>DFN-8-1EP_3x2mm_P0.5mm_EP1.3x1.5mm</text:p>
          </table:table-cell>
          <table:table-cell table:style-name="ce18" office:value-type="string" calcext:value-type="string">
            <text:p><text:a xlink:href="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" xlink:type="simple">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9</text:p>
          </table:table-cell>
          <table:table-cell table:style-name="ce18" office:value-type="string" calcext:value-type="string">
            <text:p>STM32WLxx_QFN48</text:p>
          </table:table-cell>
          <table:table-cell table:style-name="ce5" office:value-type="string" calcext:value-type="string">
            <text:p>STM32WLxx_QFN48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TM32WL5 LoRa SoC</text:p>
          </table:table-cell>
          <table:table-cell table:style-name="ce5" office:value-type="string" calcext:value-type="string">
            <text:p>QFN-48-1EP_7x7mm_P0.5mm_EP5.45x5.45mm_ThermalVias</text:p>
          </table:table-cell>
          <table:table-cell table:style-name="ce18" office:value-type="string" calcext:value-type="string">
            <text:p><text:a xlink:href="https://www.digikey.nl/products/en?keywords=STM32WLE5" xlink:type="simple">https://www.digikey.nl/products/en?keywords=STM32WLE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33" office:value-type="string" calcext:value-type="string">
            <text:p>U10, U12</text:p>
          </table:table-cell>
          <table:table-cell table:style-name="ce32" office:value-type="string" calcext:value-type="string">
            <text:p>NX3L1T3157GM</text:p>
          </table:table-cell>
          <table:table-cell table:style-name="ce33" office:value-type="string" calcext:value-type="string">
            <text:p>NX3L1T3157GM</text:p>
          </table:table-cell>
          <table:table-cell table:style-name="ce33" office:value-type="string" calcext:value-type="string">
            <text:p>Soon obsolete</text:p>
          </table:table-cell>
          <table:table-cell table:style-name="ce32" office:value-type="string" calcext:value-type="string">
            <text:p>IC ANALOG SWITCH SPDT 6XSON</text:p>
          </table:table-cell>
          <table:table-cell table:style-name="ce33" office:value-type="string" calcext:value-type="string">
            <text:p>DFN-6_1.3x1.2mm_P0.4mm</text:p>
          </table:table-cell>
          <table:table-cell table:style-name="ce32" office:value-type="string" calcext:value-type="string">
            <text:p><text:a xlink:href="https://www.digikey.nl/product-detail/en/nxp-usa-inc/NX3L1T3157GM-132/568-12419-1-ND/5270135" xlink:type="simple">https://www.digikey.nl/product-detail/en/nxp-usa-inc/NX3L1T3157GM-132/568-12419-1-ND/5270135</text:a></text:p>
          </table:table-cell>
          <table:table-cell table:style-name="ce33" table:number-columns-repeated="2"/>
          <table:table-cell table:style-name="ce33" office:value-type="string" calcext:value-type="string">
            <text:p>Obsolete</text:p>
          </table:table-cell>
          <table:table-cell table:style-name="ce33" table:number-columns-repeated="49"/>
          <table:table-cell table:style-name="ce36" table:number-columns-repeated="96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11</text:p>
          </table:table-cell>
          <table:table-cell table:style-name="ce18" office:value-type="string" calcext:value-type="string">
            <text:p>BGS13S4N9</text:p>
          </table:table-cell>
          <table:table-cell table:style-name="ce5" office:value-type="string" calcext:value-type="string">
            <text:p>BGS13S4N9E6327XTSA1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RF SWITCH SP3T TSNP9-3</text:p>
          </table:table-cell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rf-if-and-rfid/rf-switches/865?k=BGS13S4N9&amp;k=&amp;pkeyword=BGS13S4N9&amp;sv=0&amp;pv7=2&amp;sf=0&amp;quantity=&amp;ColumnSort=0&amp;page=1&amp;stock=1&amp;pageSize=25" xlink:type="simple">https://www.digikey.nl/products/en/rf-if-and-rfid/rf-switches/865?k=BGS13S4N9&amp;k=&amp;pkeyword=BGS13S4N9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1</text:p>
          </table:table-cell>
          <table:table-cell table:style-name="ce18" office:value-type="string" calcext:value-type="string">
            <text:p>32MHz</text:p>
          </table:table-cell>
          <table:table-cell table:style-name="ce5" office:value-type="string" calcext:value-type="string">
            <text:p>NT2016SA-32M-END4263A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XTAL OSC VCTCXO 32.0000MHZ SMD</text:p>
          </table:table-cell>
          <table:table-cell table:style-name="ce5" office:value-type="string" calcext:value-type="string">
            <text:p>TCXO_NT2016SA-32M-END4263A</text:p>
          </table:table-cell>
          <table:table-cell table:style-name="ce18" office:value-type="string" calcext:value-type="string">
            <text:p><text:a xlink:href="https://www.digikey.nl/products/en/crystals-oscillators-resonators/oscillators/172?k=NT2016SA-32M-END4263A&amp;k=&amp;pkeyword=NT2016SA-32M-END4263A&amp;sv=0&amp;pv7=2&amp;sf=0&amp;quantity=&amp;ColumnSort=0&amp;page=1&amp;stock=1&amp;pageSize=25" xlink:type="simple">https://www.digikey.nl/products/en/crystals-oscillators-resonators/oscillators/172?k=NT2016SA-32M-END4263A&amp;k=&amp;pkeyword=NT2016SA-32M-END4263A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2</text:p>
          </table:table-cell>
          <table:table-cell table:style-name="ce18" office:value-type="string" calcext:value-type="string">
            <text:p>32.768KHz</text:p>
          </table:table-cell>
          <table:table-cell table:style-name="ce5" office:value-type="string" calcext:value-type="string">
            <text:p>NX2012SA-32.768KHZ-EXS00A-MU00527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32.768kHz Crystal 6pF 80 kOhms 2-SMD</text:p>
          </table:table-cell>
          <table:table-cell table:style-name="ce5" office:value-type="string" calcext:value-type="string">
            <text:p>Crystal_SMD_NX2012SA_32.768KHz</text:p>
          </table:table-cell>
          <table:table-cell table:style-name="ce18" office:value-type="string" calcext:value-type="string">
            <text:p><text:a xlink:href="https://www.digikey.nl/products/en/crystals-oscillators-resonators/crystals/171?k=NX2012SA+32.768KHz+EXS00A-MU00527&amp;k=&amp;pkeyword=NX2012SA+32.768KHz+EXS00A-MU00527&amp;sv=0&amp;pv7=2&amp;sf=0&amp;quantity=&amp;ColumnSort=0&amp;page=1&amp;stock=1&amp;pageSize=25" xlink:type="simple">https://www.digikey.nl/products/en/crystals-oscillators-resonators/crystals/171?k=NX2012SA+32.768KHz+EXS00A-MU00527&amp;k=&amp;pkeyword=NX2012SA+32.768KHz+EXS00A-MU00527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/>
          <table:table-cell table:style-name="ce10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52"/>
          <table:table-cell table:number-columns-repeated="960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rintPnP" table:style-name="ta1">
        <table:table-column table:style-name="co11" table:default-cell-style-name="Default"/>
        <table:table-column table:style-name="co12" table:default-cell-style-name="ce39"/>
        <table:table-column table:style-name="co13" table:default-cell-style-name="ce44"/>
        <table:table-column table:style-name="co14" table:default-cell-style-name="ce49"/>
        <table:table-column table:style-name="co15" table:default-cell-style-name="ce49"/>
        <table:table-column table:style-name="co16" table:default-cell-style-name="ce44"/>
        <table:table-column table:style-name="co17" table:default-cell-style-name="ce44"/>
        <table:table-column table:style-name="co18" table:default-cell-style-name="ce57"/>
        <table:table-column table:style-name="co10" table:number-columns-repeated="1016" table:default-cell-style-name="Default"/>
        <table:table-row table:style-name="ro2">
          <table:table-cell table:style-name="ce1" office:value-type="string" calcext:value-type="string">
            <text:p>Item</text:p>
          </table:table-cell>
          <table:table-cell table:style-name="ce37" office:value-type="string" calcext:value-type="string">
            <text:p>Reference(s)</text:p>
          </table:table-cell>
          <table:table-cell table:style-name="ce42" office:value-type="string" calcext:value-type="string">
            <text:p>Value</text:p>
          </table:table-cell>
          <table:table-cell table:style-name="ce47" office:value-type="string" calcext:value-type="string">
            <text:p>MPN</text:p>
          </table:table-cell>
          <table:table-cell table:style-name="ce47" office:value-type="string" calcext:value-type="string">
            <text:p>Alt. MPN /+ Notes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Footprint</text:p>
          </table:table-cell>
          <table:table-cell table:style-name="ce52" office:value-type="string" calcext:value-type="string">
            <text:p>Qty</text:p>
          </table:table-cell>
          <table:table-cell table:style-name="ce1" table:number-columns-repeated="51"/>
          <table:table-cell table:style-name="ce3" table:number-columns-repeated="96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38" office:value-type="string" calcext:value-type="string">
            <text:p>AE1</text:p>
          </table:table-cell>
          <table:table-cell table:style-name="ce43" office:value-type="string" calcext:value-type="string">
            <text:p>Chip antenna</text:p>
          </table:table-cell>
          <table:table-cell table:style-name="ce48" office:value-type="string" calcext:value-type="string">
            <text:p>M620720</text:p>
          </table:table-cell>
          <table:table-cell office:value-type="string" calcext:value-type="string">
            <text:p>~</text:p>
          </table:table-cell>
          <table:table-cell table:style-name="ce43" office:value-type="string" calcext:value-type="string">
            <text:p>RF ANT 868MHZ/915MHZ CHIP SLD</text:p>
          </table:table-cell>
          <table:table-cell table:style-name="ce43" office:value-type="string" calcext:value-type="string">
            <text:p>Chip antenna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BH1, BH2, BH3, BH4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K-9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ATTERY CONTACT CLIP AA PC PIN</text:p>
          </table:table-cell>
          <table:table-cell office:value-type="string" calcext:value-type="string">
            <text:p>BAT_BK-92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1, C2, 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608X5R0J106K080A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UF 6.3V X5R 0603</text:p>
          </table:table-cell>
          <table:table-cell table:style-name="ce43" office:value-type="string" calcext:value-type="string">
            <text:p>0603_1608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C3, C7, 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05A105KQ5NNN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UF 6.3V X5R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40" office:value-type="string" calcext:value-type="string">
            <text:p>C4, C8, C13, C20, C59, C60, C63, C64</text:p>
          </table:table-cell>
          <table:table-cell table:style-name="ce45" office:value-type="string" calcext:value-type="string">
            <text:p>DNM</text:p>
          </table:table-cell>
          <table:table-cell table:number-columns-repeated="2" table:style-name="ce50" office:value-type="string" calcext:value-type="string">
            <text:p>~</text:p>
          </table:table-cell>
          <table:table-cell table:style-name="ce45" office:value-type="string" calcext:value-type="string">
            <text:p>~</text:p>
          </table:table-cell>
          <table:table-cell table:style-name="ce45" office:value-type="string" calcext:value-type="string">
            <text:p>0402_1005Metric</text:p>
          </table:table-cell>
          <table:table-cell table:style-name="ce55" office:value-type="float" office:value="0" calcext:value-type="float">
            <text:p>0</text:p>
          </table:table-cell>
          <table:table-cell table:style-name="ce2" table:number-columns-repeated="51"/>
          <table:table-cell table:style-name="ce35" table:number-columns-repeated="960"/>
          <table:table-cell table:number-columns-repeated="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C5, C21, C24, C4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608X5R1C475K080A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.7UF 16V X5R 0603</text:p>
          </table:table-cell>
          <table:table-cell table:style-name="ce43" office:value-type="string" calcext:value-type="string">
            <text:p>0603_1608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<text:span text:style-name="T1">C6, C9, C15, C16, C17, C18, C19, C22, C23, C25, C26, C27, C37, </text:span>C42, C43, C6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.1UF 16V X7R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6" calcext:value-type="float">
            <text:p>16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0" office:value-type="string" calcext:value-type="string">
            <text:p>C10</text:p>
          </table:table-cell>
          <table:table-cell table:style-name="ce45" office:value-type="string" calcext:value-type="string">
            <text:p>DNM</text:p>
          </table:table-cell>
          <table:table-cell table:style-name="ce50" office:value-type="string" calcext:value-type="string">
            <text:p>~</text:p>
          </table:table-cell>
          <table:table-cell table:style-name="ce50"/>
          <table:table-cell table:style-name="ce45" office:value-type="string" calcext:value-type="string">
            <text:p>~</text:p>
          </table:table-cell>
          <table:table-cell table:style-name="ce45" office:value-type="string" calcext:value-type="string">
            <text:p>0603_1608Metric</text:p>
          </table:table-cell>
          <table:table-cell table:style-name="ce55" office:value-type="float" office:value="0" calcext:value-type="float">
            <text:p>0</text:p>
          </table:table-cell>
          <table:table-cell table:style-name="ce2" table:number-columns-repeated="51"/>
          <table:table-cell table:style-name="ce35" table:number-columns-repeated="960"/>
          <table:table-cell table:number-columns-repeated="5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JMK107BBJ226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2UF 6.3V X5R 0603</text:p>
          </table:table-cell>
          <table:table-cell table:style-name="ce43" office:value-type="string" calcext:value-type="string">
            <text:p>0603_1608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C0402KRX7R7BB1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00PF 16V X7R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C29, C54, C55, C5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C0402KRX7R7BB1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00PF 16V X7R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C30, C32, C44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GRM1555C1H6R8BA01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.8PF 50V C0G/NP0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C31, C47, C52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C0402BRNPO9BN2R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.7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C33, C68</text:p>
          </table:table-cell>
          <table:table-cell office:value-type="string" calcext:value-type="string">
            <text:p>3.6pF</text:p>
          </table:table-cell>
          <table:table-cell office:value-type="string" calcext:value-type="string">
            <text:p>CC0402BRNPO9BN3R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.6PF 50V 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C0402KRX7R8BB47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.047UF 25V X7R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40" office:value-type="string" calcext:value-type="string">
            <text:p>C35</text:p>
          </table:table-cell>
          <table:table-cell table:style-name="ce45" office:value-type="string" calcext:value-type="string">
            <text:p>DNM</text:p>
          </table:table-cell>
          <table:table-cell table:style-name="ce50" office:value-type="string" calcext:value-type="string">
            <text:p>~</text:p>
          </table:table-cell>
          <table:table-cell table:style-name="ce50" office:value-type="string" calcext:value-type="string">
            <text:p>CC0402BRNPO9BN1R0</text:p>
          </table:table-cell>
          <table:table-cell table:style-name="ce45" office:value-type="string" calcext:value-type="string">
            <text:p>1PF 50V NPO 0402</text:p>
          </table:table-cell>
          <table:table-cell table:style-name="ce45" office:value-type="string" calcext:value-type="string">
            <text:p>0402_1005Metric</text:p>
          </table:table-cell>
          <table:table-cell table:style-name="ce55" office:value-type="float" office:value="0" calcext:value-type="float">
            <text:p>0</text:p>
          </table:table-cell>
          <table:table-cell table:style-name="ce2" table:number-columns-repeated="51"/>
          <table:table-cell table:style-name="ce35" table:number-columns-repeated="960"/>
          <table:table-cell table:number-columns-repeated="5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C0402JRNPO9BN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8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C38, C39, C50, C51, C57, C62, C65, C6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C0402JRNPO9BN3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8" calcext:value-type="float">
            <text:p>8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40" office:value-type="string" calcext:value-type="string">
            <text:p>C58</text:p>
          </table:table-cell>
          <table:table-cell table:style-name="ce45" office:value-type="string" calcext:value-type="string">
            <text:p>DNM</text:p>
          </table:table-cell>
          <table:table-cell table:style-name="ce50" office:value-type="string" calcext:value-type="string">
            <text:p>~</text:p>
          </table:table-cell>
          <table:table-cell table:style-name="ce50" office:value-type="string" calcext:value-type="string">
            <text:p>CC0402JRNPO9BN330</text:p>
          </table:table-cell>
          <table:table-cell table:style-name="ce45" office:value-type="string" calcext:value-type="string">
            <text:p>33PF 50V C0G/NPO 0402</text:p>
          </table:table-cell>
          <table:table-cell table:style-name="ce45" office:value-type="string" calcext:value-type="string">
            <text:p>0402_1005Metric</text:p>
          </table:table-cell>
          <table:table-cell table:style-name="ce55" office:value-type="float" office:value="0" calcext:value-type="float">
            <text:p>0</text:p>
          </table:table-cell>
          <table:table-cell table:style-name="ce2" table:number-columns-repeated="51"/>
          <table:table-cell table:style-name="ce35" table:number-columns-repeated="960"/>
          <table:table-cell table:number-columns-repeated="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C0603KRX5R7BB47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.47UF 16V X5R 0603</text:p>
          </table:table-cell>
          <table:table-cell office:value-type="string" calcext:value-type="string">
            <text:p>0603_1608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C0402BRNPO9BN5R6</text:p>
          </table:table-cell>
          <table:table-cell office:value-type="string" calcext:value-type="string">
            <text:p>500R07S5R6BV4T</text:p>
          </table:table-cell>
          <table:table-cell office:value-type="string" calcext:value-type="string">
            <text:p>5.6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2.4pF</text:p>
          </table:table-cell>
          <table:table-cell office:value-type="string" calcext:value-type="string">
            <text:p>CC0402BRNPO9BN2R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.4PF 50V 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C0402BRNPO9BN3R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.9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C0402BRNPO9BN3R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.3PF 50V C0G/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1.3pF</text:p>
          </table:table-cell>
          <table:table-cell office:value-type="string" calcext:value-type="string">
            <text:p>CC0402BRNPO9BN1R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.3PF 50V NPO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C67</text:p>
          </table:table-cell>
          <table:table-cell office:value-type="string" calcext:value-type="string">
            <text:p>5.0pF</text:p>
          </table:table-cell>
          <table:table-cell office:value-type="string" calcext:value-type="string">
            <text:p>GJM1555C1H5R0WB01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PF 50V C0G/NP0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1N4148WS-7-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 75V 150MA SOD323</text:p>
          </table:table-cell>
          <table:table-cell office:value-type="string" calcext:value-type="string">
            <text:p>SOD-323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EAST1616RGBB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 RGB DIFFUSED 4SMD</text:p>
          </table:table-cell>
          <table:table-cell table:style-name="ce43" office:value-type="string" calcext:value-type="string">
            <text:p>LED_RGB_0606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D3, D4</text:p>
          </table:table-cell>
          <table:table-cell table:number-columns-repeated="2" office:value-type="string" calcext:value-type="string">
            <text:p>ESDALC6V1-1U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VS DIODE 3V ST0201</text:p>
          </table:table-cell>
          <table:table-cell office:value-type="string" calcext:value-type="string">
            <text:p>0201_0603Metric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6V 750MA</text:p>
          </table:table-cell>
          <table:table-cell office:value-type="string" calcext:value-type="string">
            <text:p>0ZCK0075FF2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TC RESET FUSE 6V 750MA 0805</text:p>
          </table:table-cell>
          <table:table-cell office:value-type="string" calcext:value-type="string">
            <text:p>0805_2012Metric_Castellated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office:value-type="string" calcext:value-type="string">
            <text:p>BLM18AG601SN1D</text:p>
          </table:table-cell>
          <table:table-cell office:value-type="string" calcext:value-type="string">
            <text:p>FCM1608KF-601T04</text:p>
          </table:table-cell>
          <table:table-cell office:value-type="string" calcext:value-type="string">
            <text:p>FERRITE BEAD 600 OHM</text:p>
          </table:table-cell>
          <table:table-cell office:value-type="string" calcext:value-type="string">
            <text:p>0603_1608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FTSH-107-01-F-DV-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 HEADER SMD 14POS 1.27MM</text:p>
          </table:table-cell>
          <table:table-cell office:value-type="string" calcext:value-type="string">
            <text:p>PinHeader_2x07_P1.27mm_Vertical_SMD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U.FL-R-SMT-1(10)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.FL RCPT STR 50 OHM SMD</text:p>
          </table:table-cell>
          <table:table-cell office:value-type="string" calcext:value-type="string">
            <text:p>U.FL_Hirose_U.FL-R-SMT-1_Vertical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CVH252009-2R2M</text:p>
          </table:table-cell>
          <table:table-cell office:value-type="string" calcext:value-type="string">
            <text:p>MLP2520H2R2ST0S2</text:p>
          </table:table-cell>
          <table:table-cell office:value-type="string" calcext:value-type="string">
            <text:p>FIXED IND 2.2UH 1.3A 80 MOHM SMD</text:p>
          </table:table-cell>
          <table:table-cell office:value-type="string" calcext:value-type="string">
            <text:p>1008_2520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400R @1GHz</text:p>
          </table:table-cell>
          <table:table-cell office:value-type="string" calcext:value-type="string">
            <text:p>BLM15HG102SN1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ERRITE BEAD 1 KOHM 0402 1LN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office:value-type="string" calcext:value-type="string">
            <text:p>LQW15AN3N6C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3.6NH 900MA 40 M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L4, L9, L10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LQW15AN3N3D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3.3NH 900MA 40 M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office:value-type="string" calcext:value-type="string">
            <text:p>LQW15AN11NG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11NH 500MA 140 M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LQW15AN47NJ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47NH 210MA 1.08 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MLZ2012M150WT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15UH 250MA 950 MOHM</text:p>
          </table:table-cell>
          <table:table-cell office:value-type="string" calcext:value-type="string">
            <text:p>0805_2012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QW15AN6N8H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6.8NH 700MA 90 M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office:value-type="string" calcext:value-type="string">
            <text:p>LQW15AN8N7H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XED IND 8.7NH 540MA 140 MOHM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ewAge_3inch_round</text:p>
          </table:table-cell>
          <table:table-cell office:value-type="string" calcext:value-type="string">
            <text:p>S6L-30301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nclosure IP67</text:p>
          </table:table-cell>
          <table:table-cell office:value-type="string" calcext:value-type="string">
            <text:p>NewAge_3inch_round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38" office:value-type="string" calcext:value-type="string">
            <text:p>PZ1</text:p>
          </table:table-cell>
          <table:table-cell table:style-name="ce43" office:value-type="string" calcext:value-type="string">
            <text:p>AST0927 2.73kHz 85dB</text:p>
          </table:table-cell>
          <table:table-cell table:style-name="ce48" office:value-type="string" calcext:value-type="string">
            <text:p>AST0927MW-3.6TRQ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Buzzer 2-5VAC,85DB,2730Hz</text:p>
          </table:table-cell>
          <table:table-cell table:style-name="ce43" office:value-type="string" calcext:value-type="string">
            <text:p>Buzzer_AST0927MW-3.6TRQ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3DS</text:p>
          </table:table-cell>
          <table:table-cell office:value-type="string" calcext:value-type="string">
            <text:p>SI2323DS-T1-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SFET P-CH 20V 3.7A SOT23-3</text:p>
          </table:table-cell>
          <table:table-cell office:value-type="string" calcext:value-type="string">
            <text:p>SOT-23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SC4213</text:p>
          </table:table-cell>
          <table:table-cell office:value-type="string" calcext:value-type="string">
            <text:p>2SC4213BTE85L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ANS NPN 20V 0.3A USM</text:p>
          </table:table-cell>
          <table:table-cell office:value-type="string" calcext:value-type="string">
            <text:p>SOT-323_SC-70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R1, R2, R4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100K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R3, R5, R8, 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402FR-071K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1K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40" office:value-type="string" calcext:value-type="string">
            <text:p>R9, R10, R20</text:p>
          </table:table-cell>
          <table:table-cell table:style-name="ce45" office:value-type="string" calcext:value-type="string">
            <text:p>DNM</text:p>
          </table:table-cell>
          <table:table-cell table:style-name="ce50" office:value-type="string" calcext:value-type="string">
            <text:p>~</text:p>
          </table:table-cell>
          <table:table-cell table:style-name="ce50"/>
          <table:table-cell table:style-name="ce45" office:value-type="string" calcext:value-type="string">
            <text:p>~</text:p>
          </table:table-cell>
          <table:table-cell table:style-name="ce45" office:value-type="string" calcext:value-type="string">
            <text:p>0402_1005Metric</text:p>
          </table:table-cell>
          <table:table-cell table:style-name="ce55" office:value-type="float" office:value="0" calcext:value-type="float">
            <text:p>0</text:p>
          </table:table-cell>
          <table:table-cell table:style-name="ce2" table:number-columns-repeated="51"/>
          <table:table-cell table:style-name="ce35" table:number-columns-repeated="960"/>
          <table:table-cell table:number-columns-repeated="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AC0402FR-074K7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4.7K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C0402FR-07330R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330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office:value-type="string" calcext:value-type="string">
            <text:p><text:span text:style-name="T1">R11</text:span>, 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0402JR-0710KL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g</text:p>
          </table:table-cell>
          <table:table-cell table:style-name="ce54" office:value-type="float" office:value="2" calcext:value-type="float">
            <text:p>2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<text:span text:style-name="T1">R19, </text:span>R23, R24, R2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 SMD 100 OHM 1%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4" calcext:value-type="float">
            <text:p>4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office:value-type="string" calcext:value-type="string">
            <text:p><text:span text:style-name="T1">R6, </text:span>R26, R1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C0402FR-070RL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0402_1005Metric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38" office:value-type="string" calcext:value-type="string">
            <text:p>SW1, SW2</text:p>
          </table:table-cell>
          <table:table-cell table:style-name="ce43" office:value-type="string" calcext:value-type="string">
            <text:p>Push, Reset</text:p>
          </table:table-cell>
          <table:table-cell table:style-name="ce48" office:value-type="string" calcext:value-type="string">
            <text:p>EVQ-P2R02W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TACTILE SPST-NO 0.02A 15V 160gf</text:p>
          </table:table-cell>
          <table:table-cell table:style-name="ce43" office:value-type="string" calcext:value-type="string">
            <text:p>EVQ-P2R02W</text:p>
          </table:table-cell>
          <table:table-cell table:style-name="ce53" office:value-type="float" office:value="2" calcext:value-type="float">
            <text:p>2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TPS22917DBV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OAD SWITCH P-CHAN 1:1 SOT23-6</text:p>
          </table:table-cell>
          <table:table-cell office:value-type="string" calcext:value-type="string">
            <text:p>SOT-23-6</text:p>
          </table:table-cell>
          <table:table-cell table:style-name="ce54" office:value-type="float" office:value="3" calcext:value-type="float">
            <text:p>3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P605Z283B</text:p>
          </table:table-cell>
          <table:table-cell office:value-type="string" calcext:value-type="string">
            <text:p>RP605Z283B-E2-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00MA ULTRA-LOW POWER BUCK BOOST</text:p>
          </table:table-cell>
          <table:table-cell office:value-type="string" calcext:value-type="string">
            <text:p>WLCSP-20-P3_1.994x1.609mm_Layout5x4_P0.4mm</text:p>
          </table:table-cell>
          <table:table-cell table:style-name="ce54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96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38" office:value-type="string" calcext:value-type="string">
            <text:p>U5</text:p>
          </table:table-cell>
          <table:table-cell table:style-name="ce43" office:value-type="string" calcext:value-type="string">
            <text:p>MX25R1635</text:p>
          </table:table-cell>
          <table:table-cell table:style-name="ce48" office:value-type="string" calcext:value-type="string">
            <text:p>MX25R1635FZUIL0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IC FLASH 16M SPI 33MHZ 8USON</text:p>
          </table:table-cell>
          <table:table-cell table:style-name="ce43" office:value-type="string" calcext:value-type="string">
            <text:p>LFCSP-8-1EP_3x2mm_P0.5mm_EP1.6x1.65mm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38" office:value-type="string" calcext:value-type="string">
            <text:p>U6</text:p>
          </table:table-cell>
          <table:table-cell table:style-name="ce43" office:value-type="string" calcext:value-type="string">
            <text:p>LIS2DH12</text:p>
          </table:table-cell>
          <table:table-cell table:style-name="ce48" office:value-type="string" calcext:value-type="string">
            <text:p>LIS2DH12TR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ACCEL 2-16G I2C/SPI 12LGA</text:p>
          </table:table-cell>
          <table:table-cell table:style-name="ce43" office:value-type="string" calcext:value-type="string">
            <text:p>LGA-12_2x2mm_P0.5mm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38" office:value-type="string" calcext:value-type="string">
            <text:p>U7</text:p>
          </table:table-cell>
          <table:table-cell table:style-name="ce43" office:value-type="string" calcext:value-type="string">
            <text:p>SHTC3</text:p>
          </table:table-cell>
          <table:table-cell table:style-name="ce48" office:value-type="string" calcext:value-type="string">
            <text:p>SHTC3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SENSOR HUMI/TEMP I2C 2% SMD</text:p>
          </table:table-cell>
          <table:table-cell table:style-name="ce43" office:value-type="string" calcext:value-type="string">
            <text:p>Sensirion_DFN-4-1EP_2x2mm_P1mm_EP0.7x1.6mm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38" office:value-type="string" calcext:value-type="string">
            <text:p>U8</text:p>
          </table:table-cell>
          <table:table-cell table:style-name="ce43" office:value-type="string" calcext:value-type="string">
            <text:p>ATECC608A-TNGLORAU</text:p>
          </table:table-cell>
          <table:table-cell table:style-name="ce48" office:value-type="string" calcext:value-type="string">
            <text:p>ATECC608A-TNGLORAU-B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SECURE ELEMENT LORA</text:p>
          </table:table-cell>
          <table:table-cell table:style-name="ce43" office:value-type="string" calcext:value-type="string">
            <text:p>DFN-8-1EP_3x2mm_P0.5mm_EP1.3x1.5mm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38" office:value-type="string" calcext:value-type="string">
            <text:p>U9</text:p>
          </table:table-cell>
          <table:table-cell table:style-name="ce43" office:value-type="string" calcext:value-type="string">
            <text:p>STM32WLxx_QFN48</text:p>
          </table:table-cell>
          <table:table-cell table:style-name="ce48" office:value-type="string" calcext:value-type="string">
            <text:p>STM32WLxx_QFN48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STM32WL5 LoRa SoC</text:p>
          </table:table-cell>
          <table:table-cell table:style-name="ce43" office:value-type="string" calcext:value-type="string">
            <text:p>QFN-48-1EP_7x7mm_P0.5mm_EP5.45x5.45mm_ThermalVias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24" office:value-type="float" office:value="64" calcext:value-type="float">
            <text:p>64</text:p>
          </table:table-cell>
          <table:table-cell table:style-name="ce41" office:value-type="string" calcext:value-type="string">
            <text:p>U10, U12</text:p>
          </table:table-cell>
          <table:table-cell table:style-name="ce46" office:value-type="string" calcext:value-type="string">
            <text:p>NX3L1T3157GM</text:p>
          </table:table-cell>
          <table:table-cell table:style-name="ce51" office:value-type="string" calcext:value-type="string">
            <text:p>NX3L1T3157GM</text:p>
          </table:table-cell>
          <table:table-cell table:style-name="ce51" office:value-type="string" calcext:value-type="string">
            <text:p>Soon obsolete</text:p>
          </table:table-cell>
          <table:table-cell table:style-name="ce46" office:value-type="string" calcext:value-type="string">
            <text:p>IC ANALOG SWITCH SPDT 6XSON</text:p>
          </table:table-cell>
          <table:table-cell table:style-name="ce46" office:value-type="string" calcext:value-type="string">
            <text:p>DFN-6_1.3x1.2mm_P0.4mm</text:p>
          </table:table-cell>
          <table:table-cell table:style-name="ce56" office:value-type="float" office:value="2" calcext:value-type="float">
            <text:p>2</text:p>
          </table:table-cell>
          <table:table-cell table:style-name="ce33"/>
          <table:table-cell/>
          <table:table-cell table:style-name="ce33" table:number-columns-repeated="49"/>
          <table:table-cell table:style-name="ce36" table:number-columns-repeated="960"/>
          <table:table-cell table:number-columns-repeated="5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38" office:value-type="string" calcext:value-type="string">
            <text:p>U11</text:p>
          </table:table-cell>
          <table:table-cell table:style-name="ce43" office:value-type="string" calcext:value-type="string">
            <text:p>BGS13S4N9</text:p>
          </table:table-cell>
          <table:table-cell table:style-name="ce48" office:value-type="string" calcext:value-type="string">
            <text:p>BGS13S4N9E6327XTSA1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IC RF SWITCH SP3T TSNP9-3</text:p>
          </table:table-cell>
          <table:table-cell table:style-name="ce43" office:value-type="string" calcext:value-type="string">
            <text:p>LFCSP-8-1EP_3x2mm_P0.5mm_EP1.6x1.65mm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38" office:value-type="string" calcext:value-type="string">
            <text:p>X1</text:p>
          </table:table-cell>
          <table:table-cell table:style-name="ce43" office:value-type="string" calcext:value-type="string">
            <text:p>32MHz</text:p>
          </table:table-cell>
          <table:table-cell table:style-name="ce48" office:value-type="string" calcext:value-type="string">
            <text:p>NT2016SA-32M-END4263A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XTAL OSC VCTCXO 32.0000MHZ SMD</text:p>
          </table:table-cell>
          <table:table-cell table:style-name="ce43" office:value-type="string" calcext:value-type="string">
            <text:p>TCXO_NT2016SA-32M-END4263A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38" office:value-type="string" calcext:value-type="string">
            <text:p>X2</text:p>
          </table:table-cell>
          <table:table-cell table:style-name="ce43" office:value-type="string" calcext:value-type="string">
            <text:p>32.768KHz</text:p>
          </table:table-cell>
          <table:table-cell table:style-name="ce48" office:value-type="string" calcext:value-type="string">
            <text:p>NX2012SA-32.768KHZ-EXS00A-MU00527</text:p>
          </table:table-cell>
          <table:table-cell table:style-name="ce48" office:value-type="string" calcext:value-type="string">
            <text:p>~</text:p>
          </table:table-cell>
          <table:table-cell table:style-name="ce43" office:value-type="string" calcext:value-type="string">
            <text:p>32.768kHz Crystal 6pF 80 kOhms 2-SMD</text:p>
          </table:table-cell>
          <table:table-cell table:style-name="ce43" office:value-type="string" calcext:value-type="string">
            <text:p>Crystal_SMD_NX2012SA_32.768KHz</text:p>
          </table:table-cell>
          <table:table-cell table:style-name="ce53" office:value-type="float" office:value="1" calcext:value-type="float">
            <text:p>1</text:p>
          </table:table-cell>
          <table:table-cell table:style-name="ce5" table:number-columns-repeated="51"/>
          <table:table-cell table:number-columns-repeated="965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-unsorted" table:style-name="ta1">
        <table:table-column table:style-name="co10" table:default-cell-style-name="Default"/>
        <table:table-column table:style-name="co10" table:default-cell-style-name="ce3"/>
        <table:table-column table:style-name="co10" table:default-cell-style-name="Default"/>
        <table:table-column table:style-name="co1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Admin\OneDrive\TTI_Files\ST_Node\Hardware\ST-Node-V0.1\ST-Node-V0.1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table:style-name="ce58" office:value-type="string" calcext:value-type="string">
            <text:p>6/29/2020 10:23:39 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6)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M_MP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1</text:p>
          </table:table-cell>
          <table:table-cell office:value-type="string" calcext:value-type="string">
            <text:p>ANT_M620720</text:p>
          </table:table-cell>
          <table:table-cell office:value-type="string" calcext:value-type="string">
            <text:p>node-lib-v1:ANT_M620720</text:p>
          </table:table-cell>
          <table:table-cell/>
          <table:table-cell office:value-type="string" calcext:value-type="string">
            <text:p>M620720</text:p>
          </table:table-cell>
          <table:table-cell office:value-type="string" calcext:value-type="string">
            <text:p>Ethertronics / AVX</text:p>
          </table:table-cell>
          <table:table-cell office:value-type="string" calcext:value-type="string">
            <text:p>M620720</text:p>
          </table:table-cell>
          <table:table-cell office:value-type="string" calcext:value-type="string">
            <text:p>581-M620720</text:p>
          </table:table-cell>
          <table:table-cell office:value-type="string" calcext:value-type="string">
            <text:p>https://www.mouser.com/Search/Refine.aspx?Keyword=581-M6207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H1</text:p>
          </table:table-cell>
          <table:table-cell office:value-type="string" calcext:value-type="string">
            <text:p>Battery_Cell+</text:p>
          </table:table-cell>
          <table:table-cell office:value-type="string" calcext:value-type="string">
            <text:p>node-lib-v1:BAT_BK-92</text:p>
          </table:table-cell>
          <table:table-cell/>
          <table:table-cell office:value-type="string" calcext:value-type="string">
            <text:p>BK-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H2</text:p>
          </table:table-cell>
          <table:table-cell office:value-type="string" calcext:value-type="string">
            <text:p>Battery_Cell-</text:p>
          </table:table-cell>
          <table:table-cell office:value-type="string" calcext:value-type="string">
            <text:p>node-lib-v1:BAT_BK-92</text:p>
          </table:table-cell>
          <table:table-cell/>
          <table:table-cell office:value-type="string" calcext:value-type="string">
            <text:p>BK-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H3</text:p>
          </table:table-cell>
          <table:table-cell office:value-type="string" calcext:value-type="string">
            <text:p>Battery_Cell+</text:p>
          </table:table-cell>
          <table:table-cell office:value-type="string" calcext:value-type="string">
            <text:p>node-lib-v1:BAT_BK-92</text:p>
          </table:table-cell>
          <table:table-cell/>
          <table:table-cell office:value-type="string" calcext:value-type="string">
            <text:p>BK-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H4</text:p>
          </table:table-cell>
          <table:table-cell office:value-type="string" calcext:value-type="string">
            <text:p>Battery_Cell-</text:p>
          </table:table-cell>
          <table:table-cell office:value-type="string" calcext:value-type="string">
            <text:p>node-lib-v1:BAT_BK-92</text:p>
          </table:table-cell>
          <table:table-cell/>
          <table:table-cell office:value-type="string" calcext:value-type="string">
            <text:p>BK-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0J106K080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0J106K080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Q5NNN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1C475K080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Q5NNN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603_1608Metr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JMK107BBJ226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L05A105KQ5NNN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0J106K080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1C475K080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1C475K080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6R8BA01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2R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6R8BA01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3.6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3R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8BB4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1R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6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C0603KRX5R7BB4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608X5R1C475K080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RM1555C1H6R8BA01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5R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2.4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2R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2R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3R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3R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2R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1.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1R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7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58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JRNPO9BN3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59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3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KRX7R7BB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3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BRNPO9BN3R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4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C0402KRX7R7BB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5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JRNPO9BN3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7</text:p>
          </table:table-cell>
          <table:table-cell office:value-type="string" calcext:value-type="string">
            <text:p>5.0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JM1555C1H5R0WB01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8</text:p>
          </table:table-cell>
          <table:table-cell office:value-type="string" calcext:value-type="string">
            <text:p>3.6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C0402BRNPO9BN3R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1N4148WS-7-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EAST1616RGBB2</text:p>
          </table:table-cell>
          <table:table-cell office:value-type="string" calcext:value-type="string">
            <text:p>node-lib-v1:LED_RGB_0606</text:p>
          </table:table-cell>
          <table:table-cell/>
          <table:table-cell office:value-type="string" calcext:value-type="string">
            <text:p>EAST1616RGBB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ESDALC6V1-1U2</text:p>
          </table:table-cell>
          <table:table-cell office:value-type="string" calcext:value-type="string">
            <text:p>Diode_SMD:D_0201_0603Metric</text:p>
          </table:table-cell>
          <table:table-cell/>
          <table:table-cell office:value-type="string" calcext:value-type="string">
            <text:p>ESDALC6V1-1U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ESDALC6V1-1U2</text:p>
          </table:table-cell>
          <table:table-cell office:value-type="string" calcext:value-type="string">
            <text:p>Diode_SMD:D_0201_0603Metric</text:p>
          </table:table-cell>
          <table:table-cell/>
          <table:table-cell office:value-type="string" calcext:value-type="string">
            <text:p>ESDALC6V1-1U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PTC 6V 750MA</text:p>
          </table:table-cell>
          <table:table-cell office:value-type="string" calcext:value-type="string">
            <text:p>node-lib-v1:Fuse_0805_2012Metric_Castellated</text:p>
          </table:table-cell>
          <table:table-cell/>
          <table:table-cell office:value-type="string" calcext:value-type="string">
            <text:p>0ZCK0075FF2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BLM18AG601SN1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D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5mm_Mask1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node-lib-v1:PinHeader_2x07_P1.27mm_Vertical_SMD</text:p>
          </table:table-cell>
          <table:table-cell/>
          <table:table-cell office:value-type="string" calcext:value-type="string">
            <text:p>FTSH-107-01-F-DV-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Connector_Coaxial:U.FL_Hirose_U.FL-R-SMT-1_Vertical</text:p>
          </table:table-cell>
          <table:table-cell/>
          <table:table-cell office:value-type="string" calcext:value-type="string">
            <text:p>U.FL-R-SMT-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Grove_I2C</text:p>
          </table:table-cell>
          <table:table-cell office:value-type="string" calcext:value-type="string">
            <text:p>Connector:NS-Tech_Grove_1x04_P2mm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Sensor_VCC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Flash_VCC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Secure_Element_VCC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10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utton_Switch_SMD:SW_SPST_B3U-1000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11</text:p>
          </table:table-cell>
          <table:table-cell office:value-type="string" calcext:value-type="string">
            <text:p>VDD_RF_SW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Inductor_SMD:L_1008_2520Metric</text:p>
          </table:table-cell>
          <table:table-cell/>
          <table:table-cell office:value-type="string" calcext:value-type="string">
            <text:p>CVH252009-2R2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1400R @1GHz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BLM15HG102SN1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3N6C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3N3D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11NG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6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47NJ00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7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47NJ00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8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MLZ2012M150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9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3N3D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10</text:p>
          </table:table-cell>
          <table:table-cell office:value-type="string" calcext:value-type="string">
            <text:p>3.3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3N3D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6N8H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QW15AN8N7H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ewAge_3inch_round</text:p>
          </table:table-cell>
          <table:table-cell office:value-type="string" calcext:value-type="string">
            <text:p>node-lib-v1:NewAge_3inch_round</text:p>
          </table:table-cell>
          <table:table-cell/>
          <table:table-cell office:value-type="string" calcext:value-type="string">
            <text:p>S6L-303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Z1</text:p>
          </table:table-cell>
          <table:table-cell office:value-type="string" calcext:value-type="string">
            <text:p>AST0927 2.73kHz 85dB</text:p>
          </table:table-cell>
          <table:table-cell office:value-type="string" calcext:value-type="string">
            <text:p>node-lib-v1:Buzzer_AST0927MW-3.6TRQ</text:p>
          </table:table-cell>
          <table:table-cell/>
          <table:table-cell office:value-type="string" calcext:value-type="string">
            <text:p>AST0927MW-3.6TRQ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SI2323DS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SI2323DS-T1-E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SC4213</text:p>
          </table:table-cell>
          <table:table-cell office:value-type="string" calcext:value-type="string">
            <text:p>Package_TO_SOT_SMD:SOT-323_SC-70</text:p>
          </table:table-cell>
          <table:table-cell/>
          <table:table-cell office:value-type="string" calcext:value-type="string">
            <text:p>2SC4213BTE85L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KL<text:tab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KL<text:tab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K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KL<text:tab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K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KL<text:tab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K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DN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DN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JR-0710K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FR-074K7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FR-074K7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FR-074K7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FR-074K7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K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AC0402FR-0733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AC0402JR-0710K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RC0402FR-0722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AC0402JR-0710K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10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RC0402FR-070R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node-lib-v1:EVQ-P2R02W</text:p>
          </table:table-cell>
          <table:table-cell/>
          <table:table-cell office:value-type="string" calcext:value-type="string">
            <text:p>EVQ-P2R02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ode-lib-v1:EVQ-P2R02W</text:p>
          </table:table-cell>
          <table:table-cell/>
          <table:table-cell office:value-type="string" calcext:value-type="string">
            <text:p>EVQ-P2R02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TPS22917DBV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P605Z283B</text:p>
          </table:table-cell>
          <table:table-cell office:value-type="string" calcext:value-type="string">
            <text:p>node-lib-v1:WLCSP-20-P3_1.994x1.609mm_Layout5x4_P0.4mm</text:p>
          </table:table-cell>
          <table:table-cell/>
          <table:table-cell office:value-type="string" calcext:value-type="string">
            <text:p>RP605Z283B-E2-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TPS22917DBV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TPS22917DBV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X25R1635</text:p>
          </table:table-cell>
          <table:table-cell office:value-type="string" calcext:value-type="string">
            <text:p>node-lib-v1:FLASH_UFDFN-8-MX25R1635F</text:p>
          </table:table-cell>
          <table:table-cell/>
          <table:table-cell office:value-type="string" calcext:value-type="string">
            <text:p>MX25R1635FZUIL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LIS2DH12</text:p>
          </table:table-cell>
          <table:table-cell office:value-type="string" calcext:value-type="string">
            <text:p>Package_LGA:LGA-12_2x2mm_P0.5mm</text:p>
          </table:table-cell>
          <table:table-cell/>
          <table:table-cell office:value-type="string" calcext:value-type="string">
            <text:p>LIS2DH12T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node-lib-v1:Sensirion_DFN-4-1EP_2x2mm_P1mm_EP0.7x1.6mm</text:p>
          </table:table-cell>
          <table:table-cell/>
          <table:table-cell office:value-type="string" calcext:value-type="string">
            <text:p>SHTC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ATECC608A-TNGLORAU</text:p>
          </table:table-cell>
          <table:table-cell office:value-type="string" calcext:value-type="string">
            <text:p>Package_DFN_QFN:DFN-8-1EP_3x2mm_P0.5mm_EP1.3x1.5mm</text:p>
          </table:table-cell>
          <table:table-cell/>
          <table:table-cell office:value-type="string" calcext:value-type="string">
            <text:p>ATECC608A-TNGLORAU-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STM32WLxx_QFN48</text:p>
          </table:table-cell>
          <table:table-cell office:value-type="string" calcext:value-type="string">
            <text:p>Package_DFN_QFN:QFN-48-1EP_7x7mm_P0.5mm_EP5.45x5.45mm</text:p>
          </table:table-cell>
          <table:table-cell/>
          <table:table-cell office:value-type="string" calcext:value-type="string">
            <text:p>STM32WLxx_QFN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NX3L1T3157GM</text:p>
          </table:table-cell>
          <table:table-cell office:value-type="string" calcext:value-type="string">
            <text:p>node-lib-v1:6-XFDFN_SOT-886</text:p>
          </table:table-cell>
          <table:table-cell/>
          <table:table-cell office:value-type="string" calcext:value-type="string">
            <text:p>NX3L1T3157G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BGS13S4N9</text:p>
          </table:table-cell>
          <table:table-cell office:value-type="string" calcext:value-type="string">
            <text:p>node-lib-v1:RFSW_BGS13S4N9E6327XTSA1</text:p>
          </table:table-cell>
          <table:table-cell/>
          <table:table-cell office:value-type="string" calcext:value-type="string">
            <text:p>BGS13S4N9E6327XTSA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NX3L1T3157GM</text:p>
          </table:table-cell>
          <table:table-cell office:value-type="string" calcext:value-type="string">
            <text:p>node-lib-v1:6-XFDFN_SOT-886</text:p>
          </table:table-cell>
          <table:table-cell/>
          <table:table-cell office:value-type="string" calcext:value-type="string">
            <text:p>NX3L1T3157G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node-lib-v1:TCXO_NT2016SA-32M-END4263A</text:p>
          </table:table-cell>
          <table:table-cell/>
          <table:table-cell office:value-type="string" calcext:value-type="string">
            <text:p>NT2016SA-32M-END4263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ode-lib-v1:Crystal_SMD_NX2012SA_32.768KHz</text:p>
          </table:table-cell>
          <table:table-cell/>
          <table:table-cell office:value-type="string" calcext:value-type="string">
            <text:p>NX2012SA-32.768KHZ-EXS00A-MU00527<text:tab/>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ExtraParts" table:style-name="ta1">
        <table:table-column table:style-name="co10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3</text:p>
          </table:table-cell>
          <table:table-cell table:style-name="ce14" office:value-type="string" calcext:value-type="string">
            <text:p>5.6nH</text:p>
          </table:table-cell>
          <table:table-cell table:style-name="ce3" office:value-type="string" calcext:value-type="string">
            <text:p>LQG15HS5N6S02D</text:p>
          </table:table-cell>
          <table:table-cell table:style-name="ce3" office:value-type="string" calcext:value-type="string">
            <text:p>~</text:p>
          </table:table-cell>
          <table:table-cell table:style-name="ce14" office:value-type="string" calcext:value-type="string">
            <text:p>FIXED IND 5.6NH 650MA 200 MOHM</text:p>
          </table:table-cell>
          <table:table-cell table:style-name="ce3" office:value-type="string" calcext:value-type="string">
            <text:p>0402_1005Metric</text:p>
          </table:table-cell>
          <table:table-cell table:style-name="ce14" office:value-type="string" calcext:value-type="string">
            <text:p><text:a xlink:href="https://www.digikey.nl/product-detail/en/murata-electronics/LQG15HS5N6S02D/490-2619-1-ND/662899" xlink:type="simple">https://www.digikey.nl/product-detail/en/murata-electronics/LQG15HS5N6S02D/490-2619-1-ND/662899</text:a></text:p>
          </table:table-cell>
          <table:table-cell table:style-name="ce3" table:number-columns-repeated="55"/>
        </table:table-row>
      </table:table>
      <table:table table:name="Stock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8" table:default-cell-style-name="Default"/>
        <table:table-column table:style-name="co9" table:default-cell-style-name="ce14"/>
        <table:table-column table:style-name="co10" table:number-columns-repeated="1012" table:default-cell-style-name="Default"/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Alt. MPN / Notes</text:p>
          </table:table-cell>
          <table:table-cell table:style-name="ce15" office:value-type="string" calcext:value-type="string">
            <text:p>Description</text:p>
          </table:table-cell>
          <table:table-cell table:style-name="ce1" office:value-type="string" calcext:value-type="string">
            <text:p>Digikey/Our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Our Stock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AE1</text:p>
          </table:table-cell>
          <table:table-cell table:style-name="ce18" office:value-type="string" calcext:value-type="string">
            <text:p>Chip antenna</text:p>
          </table:table-cell>
          <table:table-cell table:style-name="ce5" office:value-type="string" calcext:value-type="string">
            <text:p>M620720</text:p>
          </table:table-cell>
          <table:table-cell table:style-name="ce3" office:value-type="string" calcext:value-type="string">
            <text:p>~</text:p>
          </table:table-cell>
          <table:table-cell table:style-name="ce18" office:value-type="string" calcext:value-type="string">
            <text:p>RF ANT 868MHZ/915MHZ CHIP SLD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Chip antenna</text:p>
          </table:table-cell>
          <table:table-cell table:style-name="ce28" office:value-type="string" calcext:value-type="string">
            <text:p><text:a xlink:href="https://www.digikey.nl/product-detail/en/ethertronics-avx/M620720/939-1066-1-ND/6072494" xlink:type="simple">https://www.digikey.nl/product-detail/en/ethertronics-avx/M620720/939-1066-1-ND/6072494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BH1, BH2, BH3, BH4</text:p>
          </table:table-cell>
          <table:table-cell office:value-type="string" calcext:value-type="string">
            <text:p>Battery_Cell</text:p>
          </table:table-cell>
          <table:table-cell table:style-name="ce3" office:value-type="string" calcext:value-type="string">
            <text:p>BK-9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BATTERY CONTACT CLIP AA PC PIN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3" office:value-type="string" calcext:value-type="string">
            <text:p>BAT_BK-92</text:p>
          </table:table-cell>
          <table:table-cell office:value-type="string" calcext:value-type="string">
            <text:p><text:a xlink:href="https://www.digikey.nl/products/en?keywords=BK-92" xlink:type="simple">https://www.digikey.nl/products/en?keywords=BK-9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1, C2, C14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C1608X5R0J106K080AB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UF 6.3V X5R 0603</text:p>
          </table:table-cell>
          <table:table-cell table:style-name="ce30" office:value-type="string" calcext:value-type="string">
            <text:p>Out of Stock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0J106K080AB/445-7492-1-ND/2733564" xlink:type="simple">https://www.digikey.nl/product-detail/en/tdk-corporation/C1608X5R0J106K080AB/445-7492-1-ND/2733564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, C7, C12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CL05A105KQ5NNN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UF 6.3V X5R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samsung-electro-mechanics/CL05A105KQ5NNNC/1276-1010-1-ND/3889096" xlink:type="simple">https://www.digikey.nl/product-detail/en/samsung-electro-mechanics/CL05A105KQ5NNNC/1276-1010-1-ND/388909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4, C8, C13, C20, C59, C60, C63, C64</text:p>
          </table:table-cell>
          <table:table-cell table:style-name="ce16" office:value-type="string" calcext:value-type="string">
            <text:p>DNM</text:p>
          </table:table-cell>
          <table:table-cell table:number-columns-repeated="2" table:style-name="ce2" office:value-type="string" calcext:value-type="string">
            <text:p>~</text:p>
          </table:table-cell>
          <table:table-cell table:style-name="ce16" office:value-type="string" calcext:value-type="string">
            <text:p>~</text:p>
          </table:table-cell>
          <table:table-cell table:style-name="ce2" table:number-columns-repeated="3"/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5, C21, C24, C41</text:p>
          </table:table-cell>
          <table:table-cell office:value-type="string" calcext:value-type="string">
            <text:p>4.7uF</text:p>
          </table:table-cell>
          <table:table-cell table:style-name="ce3" office:value-type="string" calcext:value-type="string">
            <text:p>C1608X5R1C475K080AC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4.7UF 16V X5R 0603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dk-corporation/C1608X5R1C475K080AC/445-7478-1-ND/2733550" xlink:type="simple">https://www.digikey.nl/product-detail/en/tdk-corporation/C1608X5R1C475K080AC/445-7478-1-ND/2733550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<text:span text:style-name="T1">C6, C9, C15, C16, C17, C18, C19, C22, C23, C25, C26, C27, C37, </text:span>C42, C43, C61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1UF 16V X7R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7BB104&amp;k=&amp;pkeyword=CC0402KRX7R7BB104&amp;sv=0&amp;pv7=2&amp;sf=0&amp;quantity=&amp;ColumnSort=0&amp;page=1&amp;stock=1&amp;pageSize=25" xlink:type="simple">https://www.digikey.nl/products/en/capacitors/ceramic-capacitors/60?k=CC0402KRX7R7BB104&amp;k=&amp;pkeyword=CC0402KRX7R7BB104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1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table:number-columns-repeated="3"/>
          <table:table-cell table:style-name="ce2" office:value-type="string" calcext:value-type="string">
            <text:p>0603_1608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JMK107BBJ226MA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2UF 6.3V X5R 0603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5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taiyo-yuden/JMK107BBJ226MA-T/587-5444-1-ND/7067120" xlink:type="simple">https://www.digikey.nl/product-detail/en/taiyo-yuden/JMK107BBJ226MA-T/587-5444-1-ND/7067120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28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CC0402KRX7R7BB10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0PF 16V X7R 0402</text:p>
          </table:table-cell>
          <table:table-cell table:style-name="ce30" office:value-type="string" calcext:value-type="string">
            <text:p>Out of Stock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3/311-1042-1-ND/302959" xlink:type="simple">https://www.digikey.nl/product-detail/en/yageo/CC0402KRX7R7BB103/311-1042-1-ND/30295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29, C54, C55, C56</text:p>
          </table:table-cell>
          <table:table-cell office:value-type="string" calcext:value-type="string">
            <text:p>1nF</text:p>
          </table:table-cell>
          <table:table-cell table:style-name="ce3" office:value-type="string" calcext:value-type="string">
            <text:p>CC0402KRX7R7BB10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000PF 16V X7R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KRX7R7BB102/311-1352-1-ND/2103136" xlink:type="simple">https://www.digikey.nl/product-detail/en/yageo/CC0402KRX7R7BB102/311-1352-1-ND/210313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0, C32, C44</text:p>
          </table:table-cell>
          <table:table-cell office:value-type="string" calcext:value-type="string">
            <text:p>6.8pF</text:p>
          </table:table-cell>
          <table:table-cell table:style-name="ce3" office:value-type="string" calcext:value-type="string">
            <text:p>GRM1555C1H6R8BA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.8PF 50V C0G/NP0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RM1555C1H6R8BA01D/490-6252-1-ND/3845449" xlink:type="simple">https://www.digikey.nl/product-detail/en/murata-electronics/GRM1555C1H6R8BA01D/490-6252-1-ND/384544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C31, C47, C52</text:p>
          </table:table-cell>
          <table:table-cell office:value-type="string" calcext:value-type="string">
            <text:p>2.7pF</text:p>
          </table:table-cell>
          <table:table-cell table:style-name="ce3" office:value-type="string" calcext:value-type="string">
            <text:p>CC0402BRNPO9BN2R7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7PF 50V C0G/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7&amp;k=&amp;pkeyword=CC0402BRNPO9BN2R7&amp;sv=0&amp;pv7=2&amp;sf=0&amp;quantity=&amp;ColumnSort=0&amp;page=1&amp;stock=1&amp;pageSize=25" xlink:type="simple">https://www.digikey.nl/products/en/capacitors/ceramic-capacitors/60?k=CC0402BRNPO9BN2R7&amp;k=&amp;pkeyword=CC0402BRNPO9BN2R7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C33, C68</text:p>
          </table:table-cell>
          <table:table-cell office:value-type="string" calcext:value-type="string">
            <text:p>3.6pF</text:p>
          </table:table-cell>
          <table:table-cell table:style-name="ce3" office:value-type="string" calcext:value-type="string">
            <text:p>CC0402BRNPO9BN3R6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6PF 50V 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6&amp;k=&amp;pkeyword=CC0402BRNPO9BN3R6&amp;sv=0&amp;pv7=2&amp;sf=0&amp;quantity=&amp;ColumnSort=0&amp;page=1&amp;pageSize=25" xlink:type="simple">https://www.digikey.nl/products/en/capacitors/ceramic-capacitors/60?k=CC0402BRNPO9BN3R6&amp;k=&amp;pkeyword=CC0402BRNPO9BN3R6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4</text:p>
          </table:table-cell>
          <table:table-cell office:value-type="string" calcext:value-type="string">
            <text:p>47nF</text:p>
          </table:table-cell>
          <table:table-cell table:style-name="ce3" office:value-type="string" calcext:value-type="string">
            <text:p>CC0402KRX7R8BB47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047UF 25V X7R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KRX7R8BB473&amp;k=&amp;pkeyword=CC0402KRX7R8BB473&amp;sv=0&amp;pv7=2&amp;sf=0&amp;quantity=&amp;ColumnSort=0&amp;page=1&amp;pageSize=25" xlink:type="simple">https://www.digikey.nl/products/en/capacitors/ceramic-capacitors/60?k=CC0402KRX7R8BB473&amp;k=&amp;pkeyword=CC0402KRX7R8BB473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35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BRNPO9BN1R0</text:p>
          </table:table-cell>
          <table:table-cell table:style-name="ce16" office:value-type="string" calcext:value-type="string">
            <text:p>1PF 50V NPO 0402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ut of Stock</text:p>
          </table:table-cell>
          <table:table-cell table:style-name="ce2"/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36</text:p>
          </table:table-cell>
          <table:table-cell office:value-type="string" calcext:value-type="string">
            <text:p>68nF</text:p>
          </table:table-cell>
          <table:table-cell table:style-name="ce3" office:value-type="string" calcext:value-type="string">
            <text:p>CC0402JRNPO9BN68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68PF 50V C0G/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JRNPO9BN680&amp;k=&amp;pkeyword=CC0402JRNPO9BN680&amp;sv=0&amp;pv7=2&amp;sf=0&amp;quantity=&amp;ColumnSort=0&amp;page=1&amp;pageSize=25" xlink:type="simple">https://www.digikey.nl/products/en/capacitors/ceramic-capacitors/60?k=CC0402JRNPO9BN680&amp;k=&amp;pkeyword=CC0402JRNPO9BN680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C38, C39, C50, C51, C57, C62, C65, C66</text:p>
          </table:table-cell>
          <table:table-cell office:value-type="string" calcext:value-type="string">
            <text:p>33pF</text:p>
          </table:table-cell>
          <table:table-cell table:style-name="ce3" office:value-type="string" calcext:value-type="string">
            <text:p>CC0402JRNPO9BN33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3PF 50V C0G/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JRNPO9BN330/311-1020-1-ND/302937" xlink:type="simple">https://www.digikey.nl/product-detail/en/yageo/CC0402JRNPO9BN330/311-1020-1-ND/30293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C58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402JRNPO9BN330</text:p>
          </table:table-cell>
          <table:table-cell table:style-name="ce16" office:value-type="string" calcext:value-type="string">
            <text:p>33PF 50V C0G/NPO 0402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/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0</text:p>
          </table:table-cell>
          <table:table-cell office:value-type="string" calcext:value-type="string">
            <text:p>470nF</text:p>
          </table:table-cell>
          <table:table-cell table:style-name="ce3" office:value-type="string" calcext:value-type="string">
            <text:p>CC0603KRX5R7BB47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0.47UF 16V X5R 0603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s/en/capacitors/ceramic-capacitors/60?k=CC0603KRX5R7BB474&amp;k=&amp;pkeyword=CC0603KRX5R7BB474&amp;sv=0&amp;pv7=2&amp;sf=0&amp;quantity=&amp;ColumnSort=0&amp;page=1&amp;stock=1&amp;pageSize=25" xlink:type="simple">https://www.digikey.nl/products/en/capacitors/ceramic-capacitors/60?k=CC0603KRX5R7BB474&amp;k=&amp;pkeyword=CC0603KRX5R7BB474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5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CC0402BRNPO9BN5R6</text:p>
          </table:table-cell>
          <table:table-cell table:style-name="ce3" office:value-type="string" calcext:value-type="string">
            <text:p>500R07S5R6BV4T</text:p>
          </table:table-cell>
          <table:table-cell office:value-type="string" calcext:value-type="string">
            <text:p>5.6PF 50V C0G/NPO 0402</text:p>
          </table:table-cell>
          <table:table-cell table:style-name="ce30" office:value-type="string" calcext:value-type="string">
            <text:p>Out of Stock</text:p>
          </table:table-cell>
          <table:table-cell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5R6/311-1625-1-ND/5195527" xlink:type="simple">https://www.digikey.nl/product-detail/en/yageo/CC0402BRNPO9BN5R6/311-1625-1-ND/519552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6</text:p>
          </table:table-cell>
          <table:table-cell office:value-type="string" calcext:value-type="string">
            <text:p>2.4pF</text:p>
          </table:table-cell>
          <table:table-cell table:style-name="ce3" office:value-type="string" calcext:value-type="string">
            <text:p>CC0402BRNPO9BN2R4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2.4PF 50V 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2R4&amp;k=&amp;pkeyword=CC0402BRNPO9BN2R4&amp;sv=0&amp;pv7=2&amp;sf=0&amp;quantity=&amp;ColumnSort=0&amp;page=1&amp;pageSize=25" xlink:type="simple">https://www.digikey.nl/products/en/capacitors/ceramic-capacitors/60?k=CC0402BRNPO9BN2R4&amp;k=&amp;pkeyword=CC0402BRNPO9BN2R4&amp;sv=0&amp;pv7=2&amp;sf=0&amp;quantity=&amp;ColumnSort=0&amp;page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8</text:p>
          </table:table-cell>
          <table:table-cell office:value-type="string" calcext:value-type="string">
            <text:p>3.9pF</text:p>
          </table:table-cell>
          <table:table-cell table:style-name="ce3" office:value-type="string" calcext:value-type="string">
            <text:p>CC0402BRNPO9BN3R9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9PF 50V C0G/NPO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capacitors/ceramic-capacitors/60?k=CC0402BRNPO9BN3R9&amp;k=&amp;pkeyword=CC0402BRNPO9BN3R9&amp;sv=0&amp;pv7=2&amp;sf=0&amp;quantity=&amp;ColumnSort=0&amp;page=1&amp;stock=1&amp;pageSize=25" xlink:type="simple">https://www.digikey.nl/products/en/capacitors/ceramic-capacitors/60?k=CC0402BRNPO9BN3R9&amp;k=&amp;pkeyword=CC0402BRNPO9BN3R9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49</text:p>
          </table:table-cell>
          <table:table-cell office:value-type="string" calcext:value-type="string">
            <text:p>3.3pF</text:p>
          </table:table-cell>
          <table:table-cell table:style-name="ce3" office:value-type="string" calcext:value-type="string">
            <text:p>CC0402BRNPO9BN3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.3PF 50V C0G/NPO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3R3/311-1621-1-ND/5195523" xlink:type="simple">https://www.digikey.nl/product-detail/en/yageo/CC0402BRNPO9BN3R3/311-1621-1-ND/519552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53</text:p>
          </table:table-cell>
          <table:table-cell office:value-type="string" calcext:value-type="string">
            <text:p>1.3pF</text:p>
          </table:table-cell>
          <table:table-cell table:style-name="ce3" office:value-type="string" calcext:value-type="string">
            <text:p>CC0402BRNPO9BN1R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1.3PF 50V NPO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CC0402BRNPO9BN1R3/311-3322-1-ND/6818292" xlink:type="simple">https://www.digikey.nl/product-detail/en/yageo/CC0402BRNPO9BN1R3/311-3322-1-ND/681829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67</text:p>
          </table:table-cell>
          <table:table-cell office:value-type="string" calcext:value-type="string">
            <text:p>5.0pF</text:p>
          </table:table-cell>
          <table:table-cell table:style-name="ce3" office:value-type="string" calcext:value-type="string">
            <text:p>GJM1555C1H5R0WB0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5PF 50V C0G/NP0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murata-electronics/GJM1555C1H5R0WB01D/490-11221-1-ND/5333061" xlink:type="simple">https://www.digikey.nl/product-detail/en/murata-electronics/GJM1555C1H5R0WB01D/490-11221-1-ND/5333061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table:style-name="ce3" office:value-type="string" calcext:value-type="string">
            <text:p>1N4148WS-7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Diode 75V 150MA SOD323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SOD-323</text:p>
          </table:table-cell>
          <table:table-cell office:value-type="string" calcext:value-type="string">
            <text:p><text:a xlink:href="https://www.digikey.nl/products/en/discrete-semiconductor-products/diodes-rectifiers-single/280?k=1N4148WS-7-F&amp;k=&amp;pkeyword=1N4148WS-7-F&amp;sv=0&amp;pv7=2&amp;sf=0&amp;quantity=&amp;ColumnSort=0&amp;page=1&amp;stock=1&amp;pageSize=25" xlink:type="simple">https://www.digikey.nl/products/en/discrete-semiconductor-products/diodes-rectifiers-single/280?k=1N4148WS-7-F&amp;k=&amp;pkeyword=1N4148WS-7-F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office:value-type="string" calcext:value-type="string">
            <text:p>EAST1616RGBB2</text:p>
          </table:table-cell>
          <table:table-cell table:style-name="ce3" office:value-type="string" calcext:value-type="string">
            <text:p>EAST1616RGBB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ED RGB DIFFUSED 4SMD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5" office:value-type="string" calcext:value-type="string">
            <text:p>LED_RGB_0606</text:p>
          </table:table-cell>
          <table:table-cell office:value-type="string" calcext:value-type="string">
            <text:p><text:a xlink:href="https://www.digikey.nl/products/en/optoelectronics/led-indication-discrete/105?k=EAST1616RGBB2&amp;k=&amp;pkeyword=EAST1616RGBB2&amp;sv=0&amp;pv7=2&amp;sf=0&amp;quantity=&amp;ColumnSort=0&amp;page=1&amp;stock=1&amp;pageSize=25" xlink:type="simple">https://www.digikey.nl/products/en/optoelectronics/led-indication-discrete/105?k=EAST1616RGBB2&amp;k=&amp;pkeyword=EAST1616RGBB2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D3, D4</text:p>
          </table:table-cell>
          <table:table-cell office:value-type="string" calcext:value-type="string">
            <text:p>ESDALC6V1-1U2</text:p>
          </table:table-cell>
          <table:table-cell table:style-name="ce3" office:value-type="string" calcext:value-type="string">
            <text:p>ESDALC6V1-1U2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VS DIODE 3V ST0201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201_0603Metric</text:p>
          </table:table-cell>
          <table:table-cell office:value-type="string" calcext:value-type="string">
            <text:p><text:a xlink:href="https://www.digikey.nl/product-detail/en/stmicroelectronics/ESDALC6V1-1U2/497-8752-1-ND/2043648" xlink:type="simple">https://www.digikey.nl/product-detail/en/stmicroelectronics/ESDALC6V1-1U2/497-8752-1-ND/2043648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1</text:p>
          </table:table-cell>
          <table:table-cell office:value-type="string" calcext:value-type="string">
            <text:p>PTC 6V 750MA</text:p>
          </table:table-cell>
          <table:table-cell table:style-name="ce3" office:value-type="string" calcext:value-type="string">
            <text:p>0ZCK0075FF2E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PTC RESET FUSE 6V 750MA 0805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805_2012Metric_Castellated</text:p>
          </table:table-cell>
          <table:table-cell office:value-type="string" calcext:value-type="string">
            <text:p><text:a xlink:href="https://www.digikey.nl/product-detail/en/bel-fuse-inc/0ZCK0075FF2E/507-1814-1-ND/4156314" xlink:type="simple">https://www.digikey.nl/product-detail/en/bel-fuse-inc/0ZCK0075FF2E/507-1814-1-ND/4156314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FB1</text:p>
          </table:table-cell>
          <table:table-cell office:value-type="string" calcext:value-type="string">
            <text:p>600R @100MHz</text:p>
          </table:table-cell>
          <table:table-cell table:style-name="ce3" office:value-type="string" calcext:value-type="string">
            <text:p>BLM18AG601SN1D</text:p>
          </table:table-cell>
          <table:table-cell table:style-name="ce3" office:value-type="string" calcext:value-type="string">
            <text:p>FCM1608KF-601T04</text:p>
          </table:table-cell>
          <table:table-cell office:value-type="string" calcext:value-type="string">
            <text:p>FERRITE BEAD 600 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603_1608Metric</text:p>
          </table:table-cell>
          <table:table-cell office:value-type="string" calcext:value-type="string">
            <text:p><text:a xlink:href="https://www.digikey.nl/product-detail/en/murata-electronics/BLM18AG601SN1D/490-1014-1-ND/584462" xlink:type="simple">https://www.digikey.nl/product-detail/en/murata-electronics/BLM18AG601SN1D/490-1014-1-ND/58446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office:value-type="string" calcext:value-type="string">
            <text:p>Debug</text:p>
          </table:table-cell>
          <table:table-cell table:style-name="ce3" office:value-type="string" calcext:value-type="string">
            <text:p>FTSH-107-01-F-DV-K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CONN HEADER SMD 14POS 1.27MM</text:p>
          </table:table-cell>
          <table:table-cell table:style-name="ce30" office:value-type="string" calcext:value-type="string">
            <text:p>LCSC</text:p>
          </table:table-cell>
          <table:table-cell table:style-name="ce30" office:value-type="string" calcext:value-type="string">
            <text:p>Out of Stock</text:p>
          </table:table-cell>
          <table:table-cell table:style-name="ce29"/>
          <table:table-cell table:style-name="ce3" office:value-type="string" calcext:value-type="string">
            <text:p>PinHeader_2x07_P1.27mm_Vertical_SMD</text:p>
          </table:table-cell>
          <table:table-cell office:value-type="string" calcext:value-type="string">
            <text:p><text:a xlink:href="https://www.digikey.nl/product-detail/en/samtec-inc/FTSH-107-01-F-DV-K/612-FTSH-107-01-F-DV-K-ND/2650001" xlink:type="simple">https://www.digikey.nl/product-detail/en/samtec-inc/FTSH-107-01-F-DV-K/612-FTSH-107-01-F-DV-K-ND/2650001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office:value-type="string" calcext:value-type="string">
            <text:p>U.FL-R-SMT-1</text:p>
          </table:table-cell>
          <table:table-cell table:style-name="ce3" office:value-type="string" calcext:value-type="string">
            <text:p>U.FL-R-SMT-1(10)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U.FL RCPT STR 50 OHM SMD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U.FL_Hirose_U.FL-R-SMT-1_Vertical</text:p>
          </table:table-cell>
          <table:table-cell office:value-type="string" calcext:value-type="string">
            <text:p><text:a xlink:href="https://www.digikey.nl/product-detail/en/hirose-electric-co-ltd/U-FL-R-SMT-1-10/H11891CT-ND/2504612" xlink:type="simple">https://www.digikey.nl/product-detail/en/hirose-electric-co-ltd/U-FL-R-SMT-1-10/H11891CT-ND/2504612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office:value-type="string" calcext:value-type="string">
            <text:p>2.2 uH</text:p>
          </table:table-cell>
          <table:table-cell table:style-name="ce3" office:value-type="string" calcext:value-type="string">
            <text:p>CVH252009-2R2M</text:p>
          </table:table-cell>
          <table:table-cell table:style-name="ce3" office:value-type="string" calcext:value-type="string">
            <text:p>MLP2520H2R2ST0S2</text:p>
          </table:table-cell>
          <table:table-cell office:value-type="string" calcext:value-type="string">
            <text:p>FIXED IND 2.2UH 1.3A 80 MOHM SMD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1008_2520Metric</text:p>
          </table:table-cell>
          <table:table-cell office:value-type="string" calcext:value-type="string">
            <text:p><text:a xlink:href="https://www.digikey.nl/product-detail/en/bourns-inc/CVH252009-2R2M/CVH252009-2R2MCT-ND/3440085" xlink:type="simple">https://www.digikey.nl/product-detail/en/bourns-inc/CVH252009-2R2M/CVH252009-2R2MCT-ND/344008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2</text:p>
          </table:table-cell>
          <table:table-cell office:value-type="string" calcext:value-type="string">
            <text:p>1400R @1GHz</text:p>
          </table:table-cell>
          <table:table-cell table:style-name="ce3" office:value-type="string" calcext:value-type="string">
            <text:p>BLM15HG102SN1D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ERRITE BEAD 1 KOHM 0402 1LN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filters/ferrite-beads-and-chips/841?k=BLM15HG102SN1%23&amp;k=&amp;pkeyword=BLM15HG102SN1%23&amp;sv=0&amp;pv7=2&amp;sf=0&amp;quantity=&amp;ColumnSort=0&amp;page=1&amp;stock=1&amp;pageSize=25" xlink:type="simple">https://www.digikey.nl/products/en/filters/ferrite-beads-and-chips/841?k=BLM15HG102SN1%23&amp;k=&amp;pkeyword=BLM15HG102SN1%2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3</text:p>
          </table:table-cell>
          <table:table-cell office:value-type="string" calcext:value-type="string">
            <text:p>3.6nH</text:p>
          </table:table-cell>
          <table:table-cell table:style-name="ce3" office:value-type="string" calcext:value-type="string">
            <text:p>LQW15AN3N6C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6NH 900MA 40 M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6C10&amp;k=&amp;pkeyword=LQW15AN3N6C10&amp;sv=0&amp;pv7=2&amp;sf=0&amp;quantity=&amp;ColumnSort=0&amp;page=1&amp;stock=1&amp;pageSize=25" xlink:type="simple">https://www.digikey.nl/products/en/inductors-coils-chokes/fixed-inductors/71?k=LQW15AN3N6C10&amp;k=&amp;pkeyword=LQW15AN3N6C1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L4, L9, L10</text:p>
          </table:table-cell>
          <table:table-cell office:value-type="string" calcext:value-type="string">
            <text:p>3.3nH</text:p>
          </table:table-cell>
          <table:table-cell table:style-name="ce3" office:value-type="string" calcext:value-type="string">
            <text:p>LQW15AN3N3D1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3.3NH 900MA 40 M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3N3D10&amp;k=&amp;pkeyword=LQW15AN3N3D10&amp;sv=0&amp;pv7=2&amp;sf=0&amp;quantity=&amp;ColumnSort=0&amp;page=1&amp;stock=1&amp;pageSize=25" xlink:type="simple">https://www.digikey.nl/products/en/inductors-coils-chokes/fixed-inductors/71?k=LQW15AN3N3D10&amp;k=&amp;pkeyword=LQW15AN3N3D1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5</text:p>
          </table:table-cell>
          <table:table-cell office:value-type="string" calcext:value-type="string">
            <text:p>11nH</text:p>
          </table:table-cell>
          <table:table-cell table:style-name="ce3" office:value-type="string" calcext:value-type="string">
            <text:p>LQW15AN11NG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1NH 500MA 140 MOHM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11NG00&amp;k=&amp;pkeyword=LQW15AN11NG00&amp;sv=0&amp;pv7=2&amp;sf=0&amp;quantity=&amp;ColumnSort=0&amp;page=1&amp;stock=1&amp;pageSize=25" xlink:type="simple">https://www.digikey.nl/products/en/inductors-coils-chokes/fixed-inductors/71?k=LQW15AN11NG00&amp;k=&amp;pkeyword=LQW15AN11NG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L6, L7</text:p>
          </table:table-cell>
          <table:table-cell office:value-type="string" calcext:value-type="string">
            <text:p>47nH</text:p>
          </table:table-cell>
          <table:table-cell table:style-name="ce3" office:value-type="string" calcext:value-type="string">
            <text:p>LQW15AN47NJ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47NH 210MA 1.08 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47NJ00%23&amp;k=&amp;pkeyword=LQW15AN47NJ00%23&amp;sv=0&amp;pv7=2&amp;sf=0&amp;quantity=&amp;ColumnSort=0&amp;page=1&amp;stock=1&amp;pageSize=25" xlink:type="simple">https://www.digikey.nl/products/en/inductors-coils-chokes/fixed-inductors/71?k=LQW15AN47NJ00%23&amp;k=&amp;pkeyword=LQW15AN47NJ00%2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8</text:p>
          </table:table-cell>
          <table:table-cell office:value-type="string" calcext:value-type="string">
            <text:p>15uH</text:p>
          </table:table-cell>
          <table:table-cell table:style-name="ce3" office:value-type="string" calcext:value-type="string">
            <text:p>MLZ2012M150WT0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15UH 250MA 950 M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805_2012Metric</text:p>
          </table:table-cell>
          <table:table-cell office:value-type="string" calcext:value-type="string">
            <text:p><text:a xlink:href="https://www.digikey.nl/product-detail/en/tdk-corporation/MLZ2012M150WT000/445-6397-1-ND/2465723" xlink:type="simple">https://www.digikey.nl/product-detail/en/tdk-corporation/MLZ2012M150WT000/445-6397-1-ND/246572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1</text:p>
          </table:table-cell>
          <table:table-cell office:value-type="string" calcext:value-type="string">
            <text:p>6.8nH</text:p>
          </table:table-cell>
          <table:table-cell table:style-name="ce3" office:value-type="string" calcext:value-type="string">
            <text:p>LQW15AN6N8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6.8NH 700MA 90 M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6N8H00&amp;k=&amp;pkeyword=LQW15AN6N8H00&amp;sv=0&amp;pv7=2&amp;sf=0&amp;quantity=&amp;ColumnSort=0&amp;page=1&amp;stock=1&amp;pageSize=25" xlink:type="simple">https://www.digikey.nl/products/en/inductors-coils-chokes/fixed-inductors/71?k=LQW15AN6N8H00&amp;k=&amp;pkeyword=LQW15AN6N8H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L12</text:p>
          </table:table-cell>
          <table:table-cell office:value-type="string" calcext:value-type="string">
            <text:p>8.7nH</text:p>
          </table:table-cell>
          <table:table-cell table:style-name="ce3" office:value-type="string" calcext:value-type="string">
            <text:p>LQW15AN8N7H00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FIXED IND 8.7NH 540MA 140 MOH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inductors-coils-chokes/fixed-inductors/71?k=LQW15AN8N7H00&amp;k=&amp;pkeyword=LQW15AN8N7H00&amp;sv=0&amp;pv7=2&amp;sf=0&amp;quantity=&amp;ColumnSort=0&amp;page=1&amp;stock=1&amp;pageSize=25" xlink:type="simple">https://www.digikey.nl/products/en/inductors-coils-chokes/fixed-inductors/71?k=LQW15AN8N7H00&amp;k=&amp;pkeyword=LQW15AN8N7H00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N1</text:p>
          </table:table-cell>
          <table:table-cell office:value-type="string" calcext:value-type="string">
            <text:p>NewAge_3inch_round</text:p>
          </table:table-cell>
          <table:table-cell table:style-name="ce3" office:value-type="string" calcext:value-type="string">
            <text:p>S6L-30301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Enclosure IP67</text:p>
          </table:table-cell>
          <table:table-cell table:style-name="ce30" office:value-type="string" calcext:value-type="string">
            <text:p>Out of Stock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3" office:value-type="string" calcext:value-type="string">
            <text:p>NewAge_3inch_round</text:p>
          </table:table-cell>
          <table:table-cell office:value-type="string" calcext:value-type="string">
            <text:p><text:a xlink:href="https://www.mouser.de/ProductDetail/New-Age-Enclosures/S6L-303013?qs=qSfuJ%252Bfl%2Fd62cwTiXxnk%252BQ%3D%3D" xlink:type="simple">https://www.mouser.de/ProductDetail/New-Age-Enclosures/S6L-303013?qs=qSfuJ%252Bfl%2Fd62cwTiXxnk%252BQ%3D%3D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PZ1</text:p>
          </table:table-cell>
          <table:table-cell table:style-name="ce18" office:value-type="string" calcext:value-type="string">
            <text:p>AST0927 2.73kHz 85dB</text:p>
          </table:table-cell>
          <table:table-cell table:style-name="ce5" office:value-type="string" calcext:value-type="string">
            <text:p>AST0927MW-3.6TRQ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Buzzer 2-5VAC,85DB,2730Hz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Buzzer_AST0927MW-3.6TRQ</text:p>
          </table:table-cell>
          <table:table-cell table:style-name="ce18" office:value-type="string" calcext:value-type="string">
            <text:p><text:a xlink:href="https://www.digikey.nl/product-detail/en/mallory-sonalert-products-inc/AST0927MW-3-6TRQ/458-AST0927MW-3-6TRQCT-ND/11569163" xlink:type="simple">https://www.digikey.nl/product-detail/en/mallory-sonalert-products-inc/AST0927MW-3-6TRQ/458-AST0927MW-3-6TRQCT-ND/11569163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office:value-type="string" calcext:value-type="string">
            <text:p>SI2323DS</text:p>
          </table:table-cell>
          <table:table-cell table:style-name="ce3" office:value-type="string" calcext:value-type="string">
            <text:p>SI2323DS-T1-E3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MOSFET P-CH 20V 3.7A SOT23-3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SOT-23</text:p>
          </table:table-cell>
          <table:table-cell office:value-type="string" calcext:value-type="string">
            <text:p><text:a xlink:href="https://www.digikey.nl/products/en/discrete-semiconductor-products/transistors-fets-mosfets-single/278?k=SI2323DS-T1-E3&amp;k=&amp;pkeyword=SI2323DS-T1-E3&amp;sv=0&amp;pv7=2&amp;sf=0&amp;quantity=&amp;ColumnSort=0&amp;page=1&amp;stock=1&amp;pageSize=25" xlink:type="simple">https://www.digikey.nl/products/en/discrete-semiconductor-products/transistors-fets-mosfets-single/278?k=SI2323DS-T1-E3&amp;k=&amp;pkeyword=SI2323DS-T1-E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Q2</text:p>
          </table:table-cell>
          <table:table-cell office:value-type="string" calcext:value-type="string">
            <text:p>2SC4213</text:p>
          </table:table-cell>
          <table:table-cell table:style-name="ce3" office:value-type="string" calcext:value-type="string">
            <text:p>2SC4213BTE85L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TRANS NPN 20V 0.3A USM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SOT-323_SC-70</text:p>
          </table:table-cell>
          <table:table-cell office:value-type="string" calcext:value-type="string">
            <text:p><text:a xlink:href="https://www.digikey.nl/products/en/discrete-semiconductor-products/transistors-bipolar-bjt-single/276?k=2SC4213&amp;k=&amp;pkeyword=2SC4213&amp;sv=0&amp;pv7=2&amp;sf=0&amp;quantity=&amp;ColumnSort=0&amp;page=1&amp;stock=1&amp;pageSize=25" xlink:type="simple">https://www.digikey.nl/products/en/discrete-semiconductor-products/transistors-bipolar-bjt-single/276?k=2SC4213&amp;k=&amp;pkeyword=2SC4213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, R2, R4, R7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RC0402FR-07100K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K OHM 1% 1/16W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00KL/311-100KLRCT-ND/729473" xlink:type="simple">https://www.digikey.nl/product-detail/en/yageo/RC0402FR-07100KL/311-100KLRCT-ND/729473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3, R5, R8, R16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RC0402FR-071KP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K OHM 1% 1/16W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1KP/YAG1254CT-ND/4935369" xlink:type="simple">https://www.digikey.nl/product-detail/en/yageo/RC0402FR-071KP/YAG1254CT-ND/4935369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R9, R10, R20</text:p>
          </table:table-cell>
          <table:table-cell table:style-name="ce16" office:value-type="string" calcext:value-type="string">
            <text:p>DNM</text:p>
          </table:table-cell>
          <table:table-cell table:style-name="ce2" office:value-type="string" calcext:value-type="string">
            <text:p>~</text:p>
          </table:table-cell>
          <table:table-cell table:style-name="ce2"/>
          <table:table-cell table:style-name="ce16" office:value-type="string" calcext:value-type="string">
            <text:p>~</text:p>
          </table:table-cell>
          <table:table-cell table:style-name="ce2" table:number-columns-repeated="3"/>
          <table:table-cell table:style-name="ce2" office:value-type="string" calcext:value-type="string">
            <text:p>0402_1005Metric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52"/>
          <table:table-cell table:style-name="ce35" table:number-columns-repeated="96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R12, R13, R14, R15</text:p>
          </table:table-cell>
          <table:table-cell office:value-type="string" calcext:value-type="string">
            <text:p>4K7</text:p>
          </table:table-cell>
          <table:table-cell table:style-name="ce3" office:value-type="string" calcext:value-type="string">
            <text:p>AC0402FR-074K7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4.7K OHM 1% 1/16W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4K7L/YAG3497CT-ND/6006346" xlink:type="simple">https://www.digikey.nl/product-detail/en/yageo/AC0402FR-074K7L/YAG3497CT-ND/600634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 table:style-name="ce3" office:value-type="string" calcext:value-type="string">
            <text:p>AC0402FR-0733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330 OHM 1% 1/16W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AC0402FR-07330RL/YAG3476CT-ND/6006325" xlink:type="simple">https://www.digikey.nl/product-detail/en/yageo/AC0402FR-07330RL/YAG3476CT-ND/60063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R11</text:span>, R22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AC0402JR-0710KL</text:p>
          </table:table-cell>
          <table:table-cell table:style-name="ce3" office:value-type="string" calcext:value-type="string">
            <text:p>RC0402FR-0710KL</text:p>
          </table:table-cell>
          <table:table-cell office:value-type="string" calcext:value-type="string">
            <text:p>RES SMD 10K OHM 5% 1/16W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g</text:p>
          </table:table-cell>
          <table:table-cell office:value-type="string" calcext:value-type="string">
            <text:p><text:a xlink:href="https://www.digikey.nl/product-detail/en/yageo/AC0402JR-0710KL/YAG3517CT-ND/6006366" xlink:type="simple">https://www.digikey.nl/product-detail/en/yageo/AC0402JR-0710KL/YAG3517CT-ND/600636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R21</text:p>
          </table:table-cell>
          <table:table-cell office:value-type="string" calcext:value-type="string">
            <text:p>220R</text:p>
          </table:table-cell>
          <table:table-cell table:style-name="ce3" office:value-type="string" calcext:value-type="string">
            <text:p>RC0402FR-0722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220 OHM 1% 1/16W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220RL&amp;k=&amp;pkeyword=RC0402FR-07220RL&amp;sv=0&amp;pv7=2&amp;sf=0&amp;quantity=&amp;ColumnSort=0&amp;page=1&amp;stock=1&amp;pageSize=25" xlink:type="simple">https://www.digikey.nl/products/en/resistors/chip-resistor-surface-mount/52?k=RC0402FR-07220RL&amp;k=&amp;pkeyword=RC0402FR-07220RL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R19, </text:span>R23, R24, R25</text:p>
          </table:table-cell>
          <table:table-cell office:value-type="string" calcext:value-type="string">
            <text:p>100R</text:p>
          </table:table-cell>
          <table:table-cell table:style-name="ce3" office:value-type="string" calcext:value-type="string">
            <text:p>RC0402FR-07100RL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RES SMD 100 OHM 1% 1/16W 0402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Out of Stoc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s/en/resistors/chip-resistor-surface-mount/52?k=RC0402FR-07100RL&amp;k=&amp;pkeyword=RC0402FR-07100RL&amp;sv=0&amp;pv7=2&amp;sf=0&amp;quantity=&amp;ColumnSort=0&amp;page=1&amp;stock=1&amp;pageSize=25" xlink:type="simple">https://www.digikey.nl/products/en/resistors/chip-resistor-surface-mount/52?k=RC0402FR-07100RL&amp;k=&amp;pkeyword=RC0402FR-07100RL&amp;sv=0&amp;pv7=2&amp;sf=0&amp;quantity=&amp;ColumnSort=0&amp;page=1&amp;stock=1&amp;pageSize=25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R6, </text:span>R26, R18</text:p>
          </table:table-cell>
          <table:table-cell office:value-type="string" calcext:value-type="string">
            <text:p>0R</text:p>
          </table:table-cell>
          <table:table-cell table:style-name="ce3" office:value-type="string" calcext:value-type="string">
            <text:p>RC0402FR-070RL</text:p>
          </table:table-cell>
          <table:table-cell table:style-name="ce3" office:value-type="string" calcext:value-type="string">
            <text:p>RC0402JR-070RL</text:p>
          </table:table-cell>
          <table:table-cell office:value-type="string" calcext:value-type="string">
            <text:p>RES SMD 0 OHM JUMPER 1/16W 0402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0402_1005Metric</text:p>
          </table:table-cell>
          <table:table-cell office:value-type="string" calcext:value-type="string">
            <text:p><text:a xlink:href="https://www.digikey.nl/product-detail/en/yageo/RC0402FR-070RL/311-0-0LRCT-ND/2827888" xlink:type="simple">https://www.digikey.nl/product-detail/en/yageo/RC0402FR-070RL/311-0-0LRCT-ND/2827888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SW1, SW2</text:p>
          </table:table-cell>
          <table:table-cell table:style-name="ce18" office:value-type="string" calcext:value-type="string">
            <text:p>Push, Reset</text:p>
          </table:table-cell>
          <table:table-cell table:style-name="ce5" office:value-type="string" calcext:value-type="string">
            <text:p>EVQ-P2R02W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TACTILE SPST-NO 0.02A 15V 160gf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EVQ-P2R02W</text:p>
          </table:table-cell>
          <table:table-cell table:style-name="ce18" office:value-type="string" calcext:value-type="string">
            <text:p><text:a xlink:href="https://www.digikey.nl/product-detail/en/panasonic-electronic-components/EVQ-P2R02W/P12293SCT-ND/593593" xlink:type="simple">https://www.digikey.nl/product-detail/en/panasonic-electronic-components/EVQ-P2R02W/P12293SCT-ND/593593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U1, U3, U4</text:p>
          </table:table-cell>
          <table:table-cell office:value-type="string" calcext:value-type="string">
            <text:p>TPS22917DBV</text:p>
          </table:table-cell>
          <table:table-cell table:style-name="ce3" office:value-type="string" calcext:value-type="string">
            <text:p>TPS22917DBVR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LOAD SWITCH P-CHAN 1:1 SOT23-6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SOT-23-6</text:p>
          </table:table-cell>
          <table:table-cell office:value-type="string" calcext:value-type="string">
            <text:p><text:a xlink:href="https://www.digikey.nl/product-detail/en/texas-instruments/TPS22917DBVR/296-50498-1-ND/9685637" xlink:type="simple">https://www.digikey.nl/product-detail/en/texas-instruments/TPS22917DBVR/296-50498-1-ND/9685637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office:value-type="string" calcext:value-type="string">
            <text:p>RP605Z283B</text:p>
          </table:table-cell>
          <table:table-cell table:style-name="ce3" office:value-type="string" calcext:value-type="string">
            <text:p>RP605Z283B-E2-F</text:p>
          </table:table-cell>
          <table:table-cell table:style-name="ce3" office:value-type="string" calcext:value-type="string">
            <text:p>~</text:p>
          </table:table-cell>
          <table:table-cell office:value-type="string" calcext:value-type="string">
            <text:p>300MA ULTRA-LOW POWER BUCK BOOST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3" office:value-type="string" calcext:value-type="string">
            <text:p>WLCSP-20-P3_1.994x1.609mm_Layout5x4_P0.4mm</text:p>
          </table:table-cell>
          <table:table-cell office:value-type="string" calcext:value-type="string">
            <text:p><text:a xlink:href="https://www.digikey.nl/product-detail/en/ricoh-electronic-devices-co-ltd/RP605Z283B-E2-F/2129-RP605Z283B-E2-FCT-ND/12148776" xlink:type="simple">https://www.digikey.nl/product-detail/en/ricoh-electronic-devices-co-ltd/RP605Z283B-E2-F/2129-RP605Z283B-E2-FCT-ND/12148776</text:a>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18" office:value-type="string" calcext:value-type="string">
            <text:p>MX25R1635</text:p>
          </table:table-cell>
          <table:table-cell table:style-name="ce5" office:value-type="string" calcext:value-type="string">
            <text:p>MX25R1635FZUIL0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FLASH 16M SPI 33MHZ 8USON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integrated-circuits-ics/memory/774?k=MX25R1635FZUIL0&amp;k=&amp;pkeyword=MX25R1635FZUIL0&amp;sv=0&amp;pv7=2&amp;sf=0&amp;quantity=&amp;ColumnSort=0&amp;page=1&amp;stock=1&amp;pageSize=25" xlink:type="simple">https://www.digikey.nl/products/en/integrated-circuits-ics/memory/774?k=MX25R1635FZUIL0&amp;k=&amp;pkeyword=MX25R1635FZUIL0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18" office:value-type="string" calcext:value-type="string">
            <text:p>LIS2DH12</text:p>
          </table:table-cell>
          <table:table-cell table:style-name="ce5" office:value-type="string" calcext:value-type="string">
            <text:p>LIS2DH12TR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ACCEL 2-16G I2C/SPI 12LGA</text:p>
          </table:table-cell>
          <table:table-cell table:style-name="ce30" office:value-type="string" calcext:value-type="string">
            <text:p>LCSC</text:p>
          </table:table-cell>
          <table:table-cell table:style-name="ce30" office:value-type="string" calcext:value-type="string">
            <text:p>Out of Stock</text:p>
          </table:table-cell>
          <table:table-cell table:style-name="ce29"/>
          <table:table-cell table:style-name="ce5" office:value-type="string" calcext:value-type="string">
            <text:p>LGA-12_2x2mm_P0.5mm</text:p>
          </table:table-cell>
          <table:table-cell table:style-name="ce18" office:value-type="string" calcext:value-type="string">
            <text:p><text:a xlink:href="https://www.digikey.nl/products/en/sensors-transducers/motion-sensors-accelerometers/515?k=LIS2DH12TR&amp;k=&amp;pkeyword=LIS2DH12TR&amp;sv=0&amp;pv7=2&amp;sf=0&amp;quantity=&amp;ColumnSort=0&amp;page=1&amp;pageSize=25" xlink:type="simple">https://www.digikey.nl/products/en/sensors-transducers/motion-sensors-accelerometers/515?k=LIS2DH12TR&amp;k=&amp;pkeyword=LIS2DH12TR&amp;sv=0&amp;pv7=2&amp;sf=0&amp;quantity=&amp;ColumnSort=0&amp;page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7</text:p>
          </table:table-cell>
          <table:table-cell table:style-name="ce18" office:value-type="string" calcext:value-type="string">
            <text:p>SHTC3</text:p>
          </table:table-cell>
          <table:table-cell table:style-name="ce5" office:value-type="string" calcext:value-type="string">
            <text:p>SHTC3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NSOR HUMI/TEMP I2C 2% SMD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Sensirion_DFN-4-1EP_2x2mm_P1mm_EP0.7x1.6mm</text:p>
          </table:table-cell>
          <table:table-cell table:style-name="ce18" office:value-type="string" calcext:value-type="string">
            <text:p><text:a xlink:href="https://www.digikey.nl/product-detail/en/sensirion-ag/SHTC3/1649-1100-1-ND/8628149" xlink:type="simple">https://www.digikey.nl/product-detail/en/sensirion-ag/SHTC3/1649-1100-1-ND/8628149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8</text:p>
          </table:table-cell>
          <table:table-cell table:style-name="ce18" office:value-type="string" calcext:value-type="string">
            <text:p>ATECC608A-TNGLORAU</text:p>
          </table:table-cell>
          <table:table-cell table:style-name="ce5" office:value-type="string" calcext:value-type="string">
            <text:p>ATECC608A-TNGLORAU-B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ECURE ELEMENT LORA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Default"/>
          <table:table-cell table:style-name="ce5" office:value-type="string" calcext:value-type="string">
            <text:p>DFN-8-1EP_3x2mm_P0.5mm_EP1.3x1.5mm</text:p>
          </table:table-cell>
          <table:table-cell table:style-name="ce18" office:value-type="string" calcext:value-type="string">
            <text:p><text:a xlink:href="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" xlink:type="simple">https://www.microchipdirect.com/product/search/all/ATECC608A-TNGLORA?facet=on&amp;facet=true&amp;fq=%7B%21tag%3DAA%7DCategory1_ss%3A%28%2522Security%2522%29&amp;fq=%7B%21tag%3DAA,BB%7DCategory2_ss%3A%28%2522Crypto%2BAuthentication%2522%29&amp;fq=%7B%21tag%3DPT%7DPackageType_s%3A%28%2522UDFN%2522%29&amp;facet.field=Category1_ss&amp;facet.field=Category2_ss&amp;facet.field=PackageType_s&amp;start=0&amp;rows=50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9</text:p>
          </table:table-cell>
          <table:table-cell table:style-name="ce18" office:value-type="string" calcext:value-type="string">
            <text:p>STM32WLxx_QFN48</text:p>
          </table:table-cell>
          <table:table-cell table:style-name="ce5" office:value-type="string" calcext:value-type="string">
            <text:p>STM32WLxx_QFN48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STM32WL5 LoRa SoC</text:p>
          </table:table-cell>
          <table:table-cell table:number-columns-repeated="2" table:style-name="ce30" office:value-type="string" calcext:value-type="string">
            <text:p>NA</text:p>
          </table:table-cell>
          <table:table-cell table:style-name="Default"/>
          <table:table-cell table:style-name="ce5" office:value-type="string" calcext:value-type="string">
            <text:p>QFN-48-1EP_7x7mm_P0.5mm_EP5.45x5.45mm_ThermalVias</text:p>
          </table:table-cell>
          <table:table-cell table:style-name="ce18" office:value-type="string" calcext:value-type="string">
            <text:p><text:a xlink:href="https://www.digikey.nl/products/en?keywords=STM32WLE5" xlink:type="simple">https://www.digikey.nl/products/en?keywords=STM32WLE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33" office:value-type="string" calcext:value-type="string">
            <text:p>U10, U12</text:p>
          </table:table-cell>
          <table:table-cell table:style-name="ce32" office:value-type="string" calcext:value-type="string">
            <text:p>NX3L1T3157GM</text:p>
          </table:table-cell>
          <table:table-cell table:style-name="ce33" office:value-type="string" calcext:value-type="string">
            <text:p>NX3L1T3157GM</text:p>
          </table:table-cell>
          <table:table-cell table:style-name="ce33" office:value-type="string" calcext:value-type="string">
            <text:p>Soon obsolete</text:p>
          </table:table-cell>
          <table:table-cell table:style-name="ce32" office:value-type="string" calcext:value-type="string">
            <text:p>IC ANALOG SWITCH SPDT 6XSON</text:p>
          </table:table-cell>
          <table:table-cell table:number-columns-repeated="2" table:style-name="ce33" office:value-type="string" calcext:value-type="string">
            <text:p>OK</text:p>
          </table:table-cell>
          <table:table-cell table:style-name="ce36"/>
          <table:table-cell table:style-name="ce33" office:value-type="string" calcext:value-type="string">
            <text:p>DFN-6_1.3x1.2mm_P0.4mm</text:p>
          </table:table-cell>
          <table:table-cell table:style-name="ce32" office:value-type="string" calcext:value-type="string">
            <text:p><text:a xlink:href="https://www.digikey.nl/product-detail/en/nxp-usa-inc/NX3L1T3157GM-132/568-12419-1-ND/5270135" xlink:type="simple">https://www.digikey.nl/product-detail/en/nxp-usa-inc/NX3L1T3157GM-132/568-12419-1-ND/5270135</text:a></text:p>
          </table:table-cell>
          <table:table-cell table:style-name="ce33" table:number-columns-repeated="2"/>
          <table:table-cell table:style-name="ce33" office:value-type="string" calcext:value-type="string">
            <text:p>Obsolete</text:p>
          </table:table-cell>
          <table:table-cell table:style-name="ce33" table:number-columns-repeated="49"/>
          <table:table-cell table:style-name="ce36" table:number-columns-repeated="96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U11</text:p>
          </table:table-cell>
          <table:table-cell table:style-name="ce18" office:value-type="string" calcext:value-type="string">
            <text:p>BGS13S4N9</text:p>
          </table:table-cell>
          <table:table-cell table:style-name="ce5" office:value-type="string" calcext:value-type="string">
            <text:p>BGS13S4N9E6327XTSA1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IC RF SWITCH SP3T TSNP9-3</text:p>
          </table:table-cell>
          <table:table-cell table:number-columns-repeated="2" table:style-name="ce29" office:value-type="string" calcext:value-type="string">
            <text:p>OK</text:p>
          </table:table-cell>
          <table:table-cell table:style-name="ce5"/>
          <table:table-cell table:style-name="ce5" office:value-type="string" calcext:value-type="string">
            <text:p>LFCSP-8-1EP_3x2mm_P0.5mm_EP1.6x1.65mm</text:p>
          </table:table-cell>
          <table:table-cell table:style-name="ce18" office:value-type="string" calcext:value-type="string">
            <text:p><text:a xlink:href="https://www.digikey.nl/products/en/rf-if-and-rfid/rf-switches/865?k=BGS13S4N9&amp;k=&amp;pkeyword=BGS13S4N9&amp;sv=0&amp;pv7=2&amp;sf=0&amp;quantity=&amp;ColumnSort=0&amp;page=1&amp;stock=1&amp;pageSize=25" xlink:type="simple">https://www.digikey.nl/products/en/rf-if-and-rfid/rf-switches/865?k=BGS13S4N9&amp;k=&amp;pkeyword=BGS13S4N9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1</text:p>
          </table:table-cell>
          <table:table-cell table:style-name="ce18" office:value-type="string" calcext:value-type="string">
            <text:p>32MHz</text:p>
          </table:table-cell>
          <table:table-cell table:style-name="ce5" office:value-type="string" calcext:value-type="string">
            <text:p>NT2016SA-32M-END4263A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XTAL OSC VCTCXO 32.0000MHZ SMD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5" office:value-type="string" calcext:value-type="string">
            <text:p>TCXO_NT2016SA-32M-END4263A</text:p>
          </table:table-cell>
          <table:table-cell table:style-name="ce18" office:value-type="string" calcext:value-type="string">
            <text:p><text:a xlink:href="https://www.digikey.nl/products/en/crystals-oscillators-resonators/oscillators/172?k=NT2016SA-32M-END4263A&amp;k=&amp;pkeyword=NT2016SA-32M-END4263A&amp;sv=0&amp;pv7=2&amp;sf=0&amp;quantity=&amp;ColumnSort=0&amp;page=1&amp;stock=1&amp;pageSize=25" xlink:type="simple">https://www.digikey.nl/products/en/crystals-oscillators-resonators/oscillators/172?k=NT2016SA-32M-END4263A&amp;k=&amp;pkeyword=NT2016SA-32M-END4263A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X2</text:p>
          </table:table-cell>
          <table:table-cell table:style-name="ce18" office:value-type="string" calcext:value-type="string">
            <text:p>32.768KHz</text:p>
          </table:table-cell>
          <table:table-cell table:style-name="ce5" office:value-type="string" calcext:value-type="string">
            <text:p>NX2012SA-32.768KHZ-EXS00A-MU00527</text:p>
          </table:table-cell>
          <table:table-cell table:style-name="ce5" office:value-type="string" calcext:value-type="string">
            <text:p>~</text:p>
          </table:table-cell>
          <table:table-cell table:style-name="ce18" office:value-type="string" calcext:value-type="string">
            <text:p>32.768kHz Crystal 6pF 80 kOhms 2-SMD</text:p>
          </table:table-cell>
          <table:table-cell table:style-name="ce29" office:value-type="string" calcext:value-type="string">
            <text:p>OK</text:p>
          </table:table-cell>
          <table:table-cell table:style-name="ce30" office:value-type="string" calcext:value-type="string">
            <text:p>NA</text:p>
          </table:table-cell>
          <table:table-cell table:style-name="ce5"/>
          <table:table-cell table:style-name="ce5" office:value-type="string" calcext:value-type="string">
            <text:p>Crystal_SMD_NX2012SA_32.768KHz</text:p>
          </table:table-cell>
          <table:table-cell table:style-name="ce18" office:value-type="string" calcext:value-type="string">
            <text:p><text:a xlink:href="https://www.digikey.nl/products/en/crystals-oscillators-resonators/crystals/171?k=NX2012SA+32.768KHz+EXS00A-MU00527&amp;k=&amp;pkeyword=NX2012SA+32.768KHz+EXS00A-MU00527&amp;sv=0&amp;pv7=2&amp;sf=0&amp;quantity=&amp;ColumnSort=0&amp;page=1&amp;stock=1&amp;pageSize=25" xlink:type="simple">https://www.digikey.nl/products/en/crystals-oscillators-resonators/crystals/171?k=NX2012SA+32.768KHz+EXS00A-MU00527&amp;k=&amp;pkeyword=NX2012SA+32.768KHz+EXS00A-MU00527&amp;sv=0&amp;pv7=2&amp;sf=0&amp;quantity=&amp;ColumnSort=0&amp;page=1&amp;stock=1&amp;pageSize=25</text:a></text:p>
          </table:table-cell>
          <table:table-cell table:style-name="ce5" table:number-columns-repeated="52"/>
          <table:table-cell table:number-columns-repeated="960"/>
        </table:table-row>
        <table:table-row table:style-name="ro1">
          <table:table-cell table:style-name="ce3"/>
          <table:table-cell table:style-name="ce10"/>
          <table:table-cell table:style-name="ce3"/>
          <table:table-cell/>
          <table:table-cell table:style-name="ce3" table:number-columns-repeated="2"/>
          <table:table-cell table:number-columns-repeated="4"/>
          <table:table-cell table:style-name="ce3"/>
          <table:table-cell/>
          <table:table-cell table:style-name="ce3" table:number-columns-repeated="52"/>
          <table:table-cell table:number-columns-repeated="96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8.8pt" fo:margin-bottom="28.8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0:20:12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9T10:59:52.056000000</dc:date>
    <meta:editing-duration>PT9H37M14S</meta:editing-duration>
    <meta:editing-cycles>29</meta:editing-cycles>
    <meta:generator>LibreOffice/6.3.2.2$Windows_X86_64 LibreOffice_project/98b30e735bda24bc04ab42594c85f7fd8be07b9c</meta:generator>
    <meta:document-statistic meta:table-count="5" meta:cell-count="2541" meta:object-count="0"/>
  </office:meta>
</office:document-meta>
</file>